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Batang" svg:font-family="Batang, 바탕"/>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atang1" svg:font-family="Batang, 바탕" style:font-pitch="variable"/>
    <style:font-face style:name="Calibri1" svg:font-family="Calibri" style:font-pitch="variable"/>
    <style:font-face style:name="HG Mincho Light J" svg:font-family="'HG Mincho Light J', 'Times New Roman'" style:font-pitch="variable"/>
    <style:font-face style:name="Calibri" svg:font-family="Calibri" style:font-family-generic="roman" style:font-pitch="variable"/>
    <style:font-face style:name="Garamond" svg:font-family="Garamond"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979cm" style:page-number="auto" table:align="left" style:writing-mode="lr-tb"/>
    </style:style>
    <style:style style:name="Table1.A" style:family="table-column">
      <style:table-column-properties style:column-width="1.979cm"/>
    </style:style>
    <style:style style:name="Table1.1" style:family="table-row">
      <style:table-row-properties style:min-row-height="0.476cm" style:keep-together="true" fo:keep-together="auto"/>
    </style:style>
    <style:style style:name="Table1.A1" style:family="table-cell">
      <style:table-cell-properties style:vertical-align="middle" fo:background-color="#ff6600" fo:padding="0cm" fo:border="none" style:writing-mode="lr-tb">
        <style:background-image/>
      </style:table-cell-properties>
    </style:style>
    <style:style style:name="P1" style:family="paragraph" style:parent-style-name="Text_20_body">
      <style:paragraph-properties>
        <style:tab-stops>
          <style:tab-stop style:position="0cm"/>
        </style:tab-stops>
      </style:paragraph-properties>
      <style:text-properties fo:color="#000000" style:font-name="Times New Roman" fo:font-size="10pt" fo:font-weight="bold" style:font-size-asian="10pt" style:font-weight-asian="bold" style:font-size-complex="10pt"/>
    </style:style>
    <style:style style:name="P2" style:family="paragraph" style:parent-style-name="Text_20_body">
      <style:paragraph-properties>
        <style:tab-stops>
          <style:tab-stop style:position="0cm"/>
        </style:tab-stops>
      </style:paragraph-properties>
      <style:text-properties fo:color="#000000" style:font-name="Times New Roman" fo:font-size="10pt" fo:font-weight="bold" style:font-size-asian="10pt" style:font-weight-asian="bold" style:font-size-complex="10pt" style:font-weight-complex="bold"/>
    </style:style>
    <style:style style:name="P3" style:family="paragraph" style:parent-style-name="Text_20_body">
      <style:paragraph-properties fo:text-align="justify" style:justify-single-word="false">
        <style:tab-stops>
          <style:tab-stop style:position="0cm"/>
        </style:tab-stops>
      </style:paragraph-properties>
      <style:text-properties fo:color="#000000" style:font-name="Times New Roman" fo:font-size="10pt" style:font-size-asian="10pt" style:font-size-complex="10pt" style:font-weight-complex="bold"/>
    </style:style>
    <style:style style:name="P4" style:family="paragraph" style:parent-style-name="Text_20_body">
      <style:paragraph-properties>
        <style:tab-stops>
          <style:tab-stop style:position="0cm"/>
        </style:tab-stops>
      </style:paragraph-properties>
      <style:text-properties fo:color="#000000" style:font-name="Times New Roman" fo:font-size="10pt" style:font-size-asian="10pt" style:font-size-complex="10pt" style:font-weight-complex="bold"/>
    </style:style>
    <style:style style:name="P5" style:family="paragraph" style:parent-style-name="Text_20_body">
      <style:text-properties style:font-name-complex="Times New Roman"/>
    </style:style>
    <style:style style:name="P6" style:family="paragraph" style:parent-style-name="Text_20_body">
      <style:paragraph-properties>
        <style:tab-stops>
          <style:tab-stop style:position="0cm"/>
        </style:tab-stops>
      </style:paragraph-properties>
      <style:text-properties style:font-name="Times New Roman" fo:font-size="10pt" fo:font-weight="bold" style:font-size-asian="10pt" style:font-weight-asian="bold" style:font-size-complex="10pt"/>
    </style:style>
    <style:style style:name="P7" style:family="paragraph" style:parent-style-name="Text_20_body">
      <style:text-properties style:font-name="Times New Roman" fo:font-size="10pt" fo:font-weight="bold" style:font-size-asian="10pt" style:font-weight-asian="bold" style:font-size-complex="10pt" style:font-weight-complex="bold"/>
    </style:style>
    <style:style style:name="P8"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9" style:family="paragraph" style:parent-style-name="Text_20_body">
      <style:text-properties style:font-name="Times New Roman" fo:font-size="10pt" fo:font-weight="bold" style:font-name-asian="Batang" style:font-size-asian="10pt" style:font-weight-asian="bold" style:font-size-complex="10pt"/>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paragraph-properties>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769cm"/>
        </style:tab-stops>
      </style:paragraph-properties>
      <style:text-properties style:font-name="Times New Roman" fo:font-size="10pt" style:font-size-asian="10pt" style:font-size-complex="10pt"/>
    </style:style>
    <style:style style:name="P12" style:family="paragraph" style:parent-style-name="Text_20_body">
      <style:paragraph-properties>
        <style:tab-stops>
          <style:tab-stop style:position="0cm"/>
        </style:tab-stops>
      </style:paragraph-properties>
      <style:text-properties style:font-name="Times New Roman" fo:font-size="10pt" style:font-size-asian="10pt" style:font-size-complex="10pt"/>
    </style:style>
    <style:style style:name="P13" style:family="paragraph" style:parent-style-name="Text_20_body">
      <style:paragraph-properties fo:text-align="justify" style:justify-single-word="false"/>
      <style:text-properties style:font-name="Times New Roman" fo:font-size="10pt" style:font-size-asian="10pt" style:font-size-complex="10pt"/>
    </style:style>
    <style:style style:name="P14" style:family="paragraph" style:parent-style-name="Standard">
      <style:text-properties fo:font-size="10pt" fo:font-weight="bold" style:font-size-asian="10pt" style:font-weight-asian="bold" style:font-size-complex="10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9pt" fo:font-weight="bold" style:font-size-asian="9pt" style:font-weight-asian="bold" style:font-size-complex="9pt"/>
    </style:style>
    <style:style style:name="P17" style:family="paragraph" style:parent-style-name="Standard">
      <style:text-properties fo:font-size="9pt" fo:font-weight="bold" style:font-size-asian="9pt" style:font-weight-asian="bold" style:font-size-complex="9pt" style:font-weight-complex="bold"/>
    </style:style>
    <style:style style:name="P18" style:family="paragraph" style:parent-style-name="Standard">
      <style:text-properties fo:font-size="9pt" style:text-underline-style="solid" style:text-underline-width="auto" style:text-underline-color="font-color" fo:font-weight="bold" style:font-size-asian="9pt" style:font-weight-asian="bold" style:font-size-complex="9pt"/>
    </style:style>
    <style:style style:name="P19" style:family="paragraph" style:parent-style-name="Standard">
      <style:text-properties fo:color="#000000" style:font-name="Times New Roman" fo:font-size="10pt" style:font-size-asian="10pt" style:font-size-complex="10pt"/>
    </style:style>
    <style:style style:name="P20" style:family="paragraph" style:parent-style-name="Standard">
      <style:paragraph-properties>
        <style:tab-stops>
          <style:tab-stop style:position="11.113cm"/>
        </style:tab-stops>
      </style:paragraph-properties>
      <style:text-properties fo:color="#000000" style:font-name="Times New Roman" fo:font-size="10pt" style:font-size-asian="10pt" style:font-size-complex="10pt" style:font-weight-complex="bold"/>
    </style:style>
    <style:style style:name="P21" style:family="paragraph" style:parent-style-name="Standard">
      <style:text-properties fo:color="#000000" style:font-name="Times New Roman" fo:font-size="10pt" fo:font-weight="bold" style:font-name-asian="Batang" style:font-size-asian="10pt" style:font-weight-asian="bold" style:font-size-complex="10pt"/>
    </style:style>
    <style:style style:name="P22" style:family="paragraph" style:parent-style-name="Standard">
      <style:paragraph-properties fo:line-height="0.353cm" fo:text-align="justify" style:justify-single-word="false" fo:orphans="0" fo:widows="0"/>
      <style:text-properties style:font-name="Times New Roman" fo:font-size="10pt" style:font-size-asian="10pt" style:font-name-complex="Calibri1" style:font-size-complex="10pt"/>
    </style:style>
    <style:style style:name="P23" style:family="paragraph" style:parent-style-name="Standard">
      <style:text-properties style:font-name="Times New Roman" fo:font-size="10pt" style:font-size-asian="10pt" style:font-size-complex="10pt"/>
    </style:style>
    <style:style style:name="P24" style:family="paragraph" style:parent-style-name="Standard">
      <style:paragraph-properties fo:text-align="justify" style:justify-single-word="false" fo:orphans="0" fo:widows="0"/>
      <style:text-properties style:font-name="Times New Roman" fo:font-size="10pt" style:font-size-asian="10pt" style:font-size-complex="10pt"/>
    </style:style>
    <style:style style:name="P25" style:family="paragraph" style:parent-style-name="Standard">
      <style:paragraph-properties fo:text-align="justify" style:justify-single-word="false" style:punctuation-wrap="simple"/>
      <style:text-properties style:font-name="Times New Roman" fo:font-size="10pt" style:font-size-asian="10pt" style:font-size-complex="10pt"/>
    </style:style>
    <style:style style:name="P26" style:family="paragraph" style:parent-style-name="Standard">
      <style:paragraph-properties fo:text-align="justify" style:justify-single-word="false">
        <style:tab-stops>
          <style:tab-stop style:position="4.868cm"/>
        </style:tab-stops>
      </style:paragraph-properties>
      <style:text-properties style:font-name="Times New Roman" fo:font-size="10pt" style:font-size-asian="10pt" style:font-size-complex="10pt"/>
    </style:style>
    <style:style style:name="P27" style:family="paragraph" style:parent-style-name="Standard">
      <style:paragraph-properties fo:line-height="130%" fo:text-align="justify" style:justify-single-word="false">
        <style:tab-stops>
          <style:tab-stop style:position="0.635cm"/>
        </style:tab-stops>
      </style:paragraph-properties>
      <style:text-properties style:font-name="Times New Roman" fo:font-size="10pt" style:font-size-asian="10pt" style:font-size-complex="10pt"/>
    </style:style>
    <style:style style:name="P28" style:family="paragraph" style:parent-style-name="Standard">
      <style:paragraph-properties>
        <style:tab-stops>
          <style:tab-stop style:position="4.868cm"/>
        </style:tab-stops>
      </style:paragraph-properties>
      <style:text-properties style:font-name="Times New Roman" fo:font-size="10pt" style:font-size-asian="10pt" style:font-size-complex="10pt"/>
    </style:style>
    <style:style style:name="P29" style:family="paragraph" style:parent-style-name="Standard">
      <style:text-properties style:font-name="Times New Roman" fo:font-size="10pt" fo:font-weight="bold" style:font-size-asian="10pt" style:font-weight-asian="bold" style:font-size-complex="10pt"/>
    </style:style>
    <style:style style:name="P30" style:family="paragraph" style:parent-style-name="Standard">
      <style:text-properties style:font-name="Times New Roman" fo:font-size="10pt" fo:font-weight="bold" style:font-size-asian="10pt" style:font-weight-asian="bold" style:font-size-complex="10pt" style:font-weight-complex="bold"/>
    </style:style>
    <style:style style:name="P31" style:family="paragraph" style:parent-style-name="Standard">
      <style:text-properties style:font-name="Times New Roman" fo:font-size="10pt" fo:font-weight="bold" style:font-name-asian="Batang" style:font-size-asian="10pt" style:font-weight-asian="bold" style:font-size-complex="10pt"/>
    </style:style>
    <style:style style:name="P32" style:family="paragraph" style:parent-style-name="Standard">
      <style:text-properties style:font-name="Times New Roman"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0pt" style:font-name-asian="Batang" style:font-size-asian="10pt" style:font-size-complex="10pt"/>
    </style:style>
    <style:style style:name="P34" style:family="paragraph" style:parent-style-name="Standard">
      <style:paragraph-properties fo:text-align="justify" style:justify-single-word="false">
        <style:tab-stops>
          <style:tab-stop style:position="4.868cm"/>
        </style:tab-stops>
      </style:paragraph-properties>
      <style:text-properties style:font-name="Times New Roman" fo:font-size="10pt" style:font-name-asian="Batang" style:font-size-asian="10pt" style:font-size-complex="10pt"/>
    </style:style>
    <style:style style:name="P35" style:family="paragraph" style:parent-style-name="Standard">
      <style:text-properties style:text-underline-style="none"/>
    </style:style>
    <style:style style:name="P36" style:family="paragraph" style:parent-style-name="Standard">
      <style:paragraph-properties fo:margin-left="7.62cm" fo:margin-right="0cm" fo:text-indent="1.27cm" style:auto-text-indent="false"/>
      <style:text-properties fo:font-size="9pt" fo:language="zxx" fo:country="none" style:font-size-asian="9pt" style:language-asian="zxx" style:country-asian="none" style:font-size-complex="9pt"/>
    </style:style>
    <style:style style:name="P37" style:family="paragraph" style:parent-style-name="Standard">
      <style:paragraph-properties fo:margin-left="-0.635cm" fo:margin-right="0cm" fo:orphans="0" fo:widows="0" fo:text-indent="0cm" style:auto-text-indent="false" style:text-autospace="none"/>
    </style:style>
    <style:style style:name="P38" style:family="paragraph" style:parent-style-name="Standard">
      <style:paragraph-properties fo:margin-left="-0.635cm" fo:margin-right="0cm" fo:line-height="130%" fo:text-align="justify" style:justify-single-word="false" fo:text-indent="0cm" style:auto-text-indent="false">
        <style:tab-stops>
          <style:tab-stop style:position="0.635cm"/>
        </style:tab-stops>
      </style:paragraph-properties>
      <style:text-properties style:font-name="Times New Roman" fo:font-size="10pt" style:font-size-asian="10pt" style:font-size-complex="10pt"/>
    </style:style>
    <style:style style:name="P39" style:family="paragraph" style:parent-style-name="Standard">
      <style:paragraph-properties fo:margin-left="0cm" fo:margin-right="0cm" fo:line-height="0.353cm" fo:text-align="justify" style:justify-single-word="false" fo:orphans="0" fo:widows="0" fo:text-indent="1.27cm" style:auto-text-indent="false"/>
    </style:style>
    <style:style style:name="P40" style:family="paragraph" style:parent-style-name="Standard">
      <style:paragraph-properties fo:margin-left="0cm" fo:margin-right="0cm" fo:text-align="justify" style:justify-single-word="false" fo:text-indent="1.27cm" style:auto-text-indent="false"/>
      <style:text-properties fo:font-size="9pt" style:font-size-asian="9pt" style:font-size-complex="9pt"/>
    </style:style>
    <style:style style:name="P41"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42" style:family="paragraph" style:parent-style-name="Standard">
      <style:paragraph-properties fo:margin-left="0.635cm" fo:margin-right="0cm" fo:text-indent="0cm" style:auto-text-indent="false"/>
      <style:text-properties style:font-name="Times New Roman" fo:font-size="10pt" style:font-size-asian="10pt" style:font-size-complex="10pt" style:font-weight-complex="bold"/>
    </style:style>
    <style:style style:name="P43" style:family="paragraph" style:parent-style-name="Standard">
      <style:paragraph-properties fo:margin-top="0cm" fo:margin-bottom="0.265cm" style:line-height-at-least="0.459cm" fo:background-color="#ffffff">
        <style:background-image/>
      </style:paragraph-properties>
      <style:text-properties fo:color="#000000" style:font-name="Times New Roman" fo:font-size="10pt" fo:language="en" fo:country="GB" style:font-size-asian="10pt" style:font-size-complex="10pt"/>
    </style:style>
    <style:style style:name="P44" style:family="paragraph" style:parent-style-name="Standard">
      <style:paragraph-properties fo:margin-top="0cm" fo:margin-bottom="0.265cm" style:line-height-at-least="0.459cm" fo:background-color="#ffffff">
        <style:background-image/>
      </style:paragraph-properties>
      <style:text-properties fo:color="#000000" style:font-name="Times New Roman" fo:font-size="10pt" style:font-size-asian="10pt" style:font-size-complex="10pt"/>
    </style:style>
    <style:style style:name="P45" style:family="paragraph" style:parent-style-name="Standard">
      <style:paragraph-properties fo:margin-top="0cm" fo:margin-bottom="0.265cm" style:line-height-at-least="0.459cm" fo:background-color="#ffffff">
        <style:background-image/>
      </style:paragraph-properties>
      <style:text-properties fo:color="#000000" style:font-name="Times New Roman" fo:font-size="10pt" fo:font-weight="bold" style:font-size-asian="10pt" style:font-weight-asian="bold" style:font-size-complex="10pt"/>
    </style:style>
    <style:style style:name="P46" style:family="paragraph" style:parent-style-name="Standard">
      <style:paragraph-properties fo:margin-left="1.27cm" fo:margin-right="0cm" fo:text-indent="0cm" style:auto-text-indent="false"/>
      <style:text-properties fo:color="#000000" style:font-name="Times New Roman" fo:font-size="10pt" style:font-size-asian="10pt" style:font-size-complex="10pt"/>
    </style:style>
    <style:style style:name="P47" style:family="paragraph" style:parent-style-name="Standard">
      <style:paragraph-properties fo:margin-left="0.635cm" fo:margin-right="0cm" fo:text-align="justify" style:justify-single-word="false" fo:orphans="0" fo:widows="0" fo:text-indent="-0.635cm" style:auto-text-indent="false"/>
      <style:text-properties style:font-name="Times New Roman" fo:font-size="10pt" style:font-size-asian="10pt" style:font-size-complex="10pt"/>
    </style:style>
    <style:style style:name="P48" style:family="paragraph" style:parent-style-name="Standard">
      <style:paragraph-properties fo:margin-left="0cm" fo:margin-right="0cm" fo:margin-top="0cm" fo:margin-bottom="0.635cm" fo:text-align="start" style:justify-single-word="false" fo:text-indent="0cm" style:auto-text-indent="false"/>
      <style:text-properties style:font-name="Times New Roman" fo:font-size="10pt" style:text-underline-style="none" style:font-name-asian="Helvetica" style:font-size-asian="10pt" style:font-name-complex="Calibri" style:font-size-complex="10pt"/>
    </style:style>
    <style:style style:name="P49" style:family="paragraph" style:parent-style-name="Head_20_3">
      <style:paragraph-properties fo:margin-left="0cm" fo:margin-right="0cm" fo:margin-top="0cm" fo:margin-bottom="0.635cm" fo:text-align="start" style:justify-single-word="false" fo:text-indent="0cm" style:auto-text-indent="false"/>
      <style:text-properties style:font-name="Times New Roman" fo:font-size="10pt" style:text-underline-style="none" style:font-size-asian="10pt" style:font-name-complex="Times New Roman"/>
    </style:style>
    <style:style style:name="P50" style:family="paragraph" style:parent-style-name="Head_20_3">
      <style:paragraph-properties fo:margin-left="0cm" fo:margin-right="0cm" fo:margin-top="0cm" fo:margin-bottom="0.635cm" fo:text-align="start" style:justify-single-word="false" fo:text-indent="0cm" style:auto-text-indent="false"/>
      <style:text-properties style:font-name="Times New Roman" fo:font-size="10pt" style:text-underline-style="none" style:font-size-asian="10pt" style:font-name-complex="Times New Roman" style:font-size-complex="10pt"/>
    </style:style>
    <style:style style:name="P51" style:family="paragraph" style:parent-style-name="Head_20_3">
      <style:paragraph-properties fo:margin-left="0cm" fo:margin-right="0cm" fo:margin-top="0cm" fo:margin-bottom="0.635cm" fo:text-align="start" style:justify-single-word="false" fo:text-indent="0cm" style:auto-text-indent="false"/>
      <style:text-properties style:font-name="Times New Roman" fo:font-size="10pt" style:text-underline-style="none" style:font-name-asian="Helvetica" style:font-size-asian="10pt" style:font-name-complex="Calibri" style:font-size-complex="10pt"/>
    </style:style>
    <style:style style:name="P52" style:family="paragraph" style:parent-style-name="Normal_20__28_Web_29_">
      <style:paragraph-properties fo:margin-top="0cm" fo:margin-bottom="0cm"/>
      <style:text-properties style:font-name="Times New Roman" fo:font-size="10pt" fo:language="en" fo:country="none" style:font-size-asian="10pt" style:font-size-complex="10pt"/>
    </style:style>
    <style:style style:name="P53" style:family="paragraph" style:parent-style-name="Head_20_3">
      <style:paragraph-properties fo:margin-top="0cm" fo:margin-bottom="0cm" fo:text-align="start" style:justify-single-word="false" fo:orphans="0" fo:widows="0">
        <style:tab-stops>
          <style:tab-stop style:position="1.27cm"/>
        </style:tab-stops>
      </style:paragraph-properties>
      <style:text-properties style:font-name="Times New Roman" fo:font-size="10pt" style:font-size-asian="10pt" style:font-size-complex="10pt"/>
    </style:style>
    <style:style style:name="P54" style:family="paragraph" style:parent-style-name="Head_20_3">
      <style:paragraph-properties fo:margin-top="0cm" fo:margin-bottom="0cm" fo:text-align="start" style:justify-single-word="false"/>
      <style:text-properties style:font-name="Times New Roman" fo:font-size="10pt" style:text-underline-style="none" fo:font-weight="normal" style:font-size-asian="10pt" style:font-weight-asian="normal" style:font-name-complex="Times New Roman" style:font-size-complex="10pt" style:font-weight-complex="normal"/>
    </style:style>
    <style:style style:name="P55" style:family="paragraph" style:parent-style-name="Head_20_3">
      <style:paragraph-properties fo:margin-top="0cm" fo:margin-bottom="0cm" fo:text-align="start" style:justify-single-word="false"/>
      <style:text-properties style:font-name="Times New Roman" fo:font-size="10pt" style:text-underline-style="none" fo:font-weight="normal" style:font-size-asian="10pt" style:font-weight-asian="normal" style:font-name-complex="Times New Roman" style:font-size-complex="10pt"/>
    </style:style>
    <style:style style:name="P56" style:family="paragraph" style:parent-style-name="Standard">
      <style:paragraph-properties fo:margin-top="0cm" fo:margin-bottom="0.635cm"/>
      <style:text-properties style:font-name="Times New Roman" fo:font-size="10pt" fo:font-weight="bold" style:font-name-asian="Batang1" style:font-size-asian="10pt" style:font-weight-asian="bold" style:font-name-complex="Calibri1" style:font-size-complex="10pt"/>
    </style:style>
    <style:style style:name="P57" style:family="paragraph" style:parent-style-name="Head_20_3">
      <style:paragraph-properties fo:margin-top="0cm" fo:margin-bottom="0.635cm" fo:text-align="start" style:justify-single-word="false"/>
    </style:style>
    <style:style style:name="P58" style:family="paragraph" style:parent-style-name="Head_20_3">
      <style:paragraph-properties fo:margin-top="0cm" fo:margin-bottom="0.635cm" fo:text-align="start" style:justify-single-word="false"/>
      <style:text-properties style:font-name="Times New Roman" fo:font-size="10pt" style:font-size-asian="10pt" style:font-size-complex="10pt"/>
    </style:style>
    <style:style style:name="P59" style:family="paragraph" style:parent-style-name="Head_20_3">
      <style:paragraph-properties fo:margin-top="0cm" fo:margin-bottom="0.635cm" fo:text-align="start" style:justify-single-word="false"/>
      <style:text-properties style:font-name="Times New Roman" fo:font-size="10pt" style:font-size-asian="10pt" style:font-name-complex="Times New Roman" style:font-size-complex="10pt"/>
    </style:style>
    <style:style style:name="P60" style:family="paragraph" style:parent-style-name="Head_20_3">
      <style:paragraph-properties fo:margin-top="0cm" fo:margin-bottom="0.635cm" fo:text-align="start" style:justify-single-word="false"/>
      <style:text-properties style:font-name="Times New Roman" fo:font-size="10pt" style:text-underline-style="none" style:font-size-asian="10pt" style:font-name-complex="Times New Roman" style:font-size-complex="10pt"/>
    </style:style>
    <style:style style:name="P61" style:family="paragraph" style:parent-style-name="Normal_20__28_Web_29_">
      <style:text-properties style:font-name="Times New Roman" fo:font-size="10pt" fo:language="en" fo:country="none" style:font-size-asian="10pt" style:font-size-complex="10pt"/>
    </style:style>
    <style:style style:name="P62" style:family="paragraph" style:parent-style-name="sp7278694">
      <style:paragraph-properties fo:text-align="justify" style:justify-single-word="false"/>
    </style:style>
    <style:style style:name="P63" style:family="paragraph" style:parent-style-name="sp7278694">
      <style:paragraph-properties fo:text-align="justify" style:justify-single-word="false"/>
      <style:text-properties fo:color="#000000" style:font-name="Times New Roman" fo:font-size="10pt" style:font-size-asian="10pt" style:font-name-complex="Times New Roman" style:font-size-complex="10pt"/>
    </style:style>
    <style:style style:name="P64" style:family="paragraph" style:parent-style-name="sp7278694">
      <style:paragraph-properties fo:text-align="justify" style:justify-single-word="false"/>
      <style:text-properties style:font-name="Times New Roman" fo:font-size="10pt" style:font-size-asian="10pt" style:font-size-complex="10pt"/>
    </style:style>
    <style:style style:name="P65" style:family="paragraph" style:parent-style-name="WW-Default">
      <style:paragraph-properties fo:margin-top="0.009cm" fo:margin-bottom="0cm"/>
      <style:text-properties style:font-name="Times New Roman" fo:font-size="10pt" style:font-size-asian="10pt" style:font-name-complex="Times New Roman" style:font-size-complex="10pt"/>
    </style:style>
    <style:style style:name="P66" style:family="paragraph" style:parent-style-name="Standard" style:list-style-name="WW8Num21">
      <style:paragraph-properties fo:text-align="justify" style:justify-single-word="false"/>
      <style:text-properties fo:font-size="9pt" style:font-size-asian="9pt" style:font-size-complex="9pt"/>
    </style:style>
    <style:style style:name="P67" style:family="paragraph" style:parent-style-name="Standard" style:list-style-name="WW8Num13">
      <style:paragraph-properties fo:text-align="justify" style:justify-single-word="false"/>
      <style:text-properties fo:font-size="9pt" style:font-size-asian="9pt" style:font-size-complex="9pt"/>
    </style:style>
    <style:style style:name="P68" style:family="paragraph" style:parent-style-name="Standard" style:list-style-name="WW8Num13">
      <style:paragraph-properties fo:text-align="justify" style:justify-single-word="false"/>
    </style:style>
    <style:style style:name="P69" style:family="paragraph" style:parent-style-name="Standard" style:list-style-name="WW8Num12">
      <style:text-properties fo:color="#000000" style:font-name="Times New Roman" fo:font-size="10pt" style:font-size-asian="10pt" style:font-size-complex="10pt"/>
    </style:style>
    <style:style style:name="P70" style:family="paragraph" style:parent-style-name="Standard" style:list-style-name="WW8Num18">
      <style:text-properties fo:color="#000000" style:font-name="Times New Roman" fo:font-size="10pt" style:font-size-asian="10pt" style:font-size-complex="10pt"/>
    </style:style>
    <style:style style:name="P71" style:family="paragraph" style:parent-style-name="Standard" style:list-style-name="WW8Num18"/>
    <style:style style:name="P72" style:family="paragraph" style:parent-style-name="Standard" style:list-style-name="WW8Num22"/>
    <style:style style:name="P73" style:family="paragraph" style:parent-style-name="Standard" style:list-style-name="WW8Num22">
      <style:text-properties style:font-name="Times New Roman" fo:font-size="10pt" style:font-size-asian="10pt" style:font-size-complex="10pt"/>
    </style:style>
    <style:style style:name="P74" style:family="paragraph" style:parent-style-name="Standard" style:list-style-name="WW8Num14">
      <style:text-properties style:font-name="Times New Roman" fo:font-size="10pt" style:font-size-asian="10pt" style:font-size-complex="10pt"/>
    </style:style>
    <style:style style:name="P75" style:family="paragraph" style:parent-style-name="Standard" style:list-style-name="WWNum2">
      <style:paragraph-properties fo:hyphenation-ladder-count="no-limit"/>
      <style:text-properties fo:hyphenate="false" fo:hyphenation-remain-char-count="2" fo:hyphenation-push-char-count="2"/>
    </style:style>
    <style:style style:name="P76" style:family="paragraph" style:parent-style-name="Standard" style:list-style-name="WWNum2"/>
    <style:style style:name="P77" style:family="paragraph" style:parent-style-name="Standard" style:list-style-name="WW8Num12">
      <style:paragraph-properties fo:margin-left="0cm" fo:margin-right="0cm" fo:line-height="130%" fo:text-align="justify" style:justify-single-word="false" fo:text-indent="-0.635cm" style:auto-text-indent="false">
        <style:tab-stops>
          <style:tab-stop style:position="0.635cm"/>
        </style:tab-stops>
      </style:paragraph-properties>
      <style:text-properties style:font-name="Times New Roman" fo:font-size="10pt" style:font-size-asian="10pt" style:font-size-complex="10pt"/>
    </style:style>
    <style:style style:name="P78" style:family="paragraph" style:parent-style-name="Standard">
      <style:paragraph-properties fo:margin-top="0cm" fo:margin-bottom="0.635cm"/>
      <style:text-properties style:font-name="Times New Roman" fo:font-size="10pt" style:font-name-asian="Helvetica" style:font-size-asian="10pt" style:font-name-complex="Calibri1" style:font-size-complex="10pt"/>
    </style:style>
    <style:style style:name="P79" style:family="paragraph" style:parent-style-name="Standard">
      <style:paragraph-properties fo:margin-top="0cm" fo:margin-bottom="0.635cm"/>
      <style:text-properties style:font-name="Times New Roman" fo:font-size="10pt" fo:font-weight="bold" style:font-size-asian="10pt" style:font-weight-asian="bold" style:font-name-complex="Calibri" style:font-size-complex="10pt"/>
    </style:style>
    <style:style style:name="P80" style:family="paragraph" style:parent-style-name="Standard">
      <style:paragraph-properties fo:margin-top="0cm" fo:margin-bottom="0cm" fo:text-align="start" style:justify-single-word="false" fo:orphans="0" fo:widows="0">
        <style:tab-stops>
          <style:tab-stop style:position="1.27cm"/>
        </style:tab-stops>
      </style:paragraph-properties>
      <style:text-properties style:font-name="Times New Roman" fo:font-size="10pt" fo:font-weight="normal" style:font-size-asian="10pt" style:font-weight-asian="normal" style:font-name-complex="Calibri" style:font-size-complex="10pt" style:font-weight-complex="normal"/>
    </style:style>
    <style:style style:name="P81" style:family="paragraph" style:parent-style-name="Standard" style:list-style-name="WWNum2">
      <style:paragraph-properties fo:margin-top="0cm" fo:margin-bottom="0cm" fo:text-align="start" style:justify-single-word="false" fo:orphans="0" fo:widows="0">
        <style:tab-stops>
          <style:tab-stop style:position="1.27cm"/>
        </style:tab-stops>
      </style:paragraph-properties>
      <style:text-properties style:font-name="Times New Roman" fo:font-size="10pt" style:text-underline-style="none" fo:font-weight="normal" style:font-size-asian="10pt" style:font-weight-asian="normal" style:font-name-complex="Calibri" style:font-size-complex="10pt" style:font-weight-complex="normal"/>
    </style:style>
    <style:style style:name="P82" style:family="paragraph" style:parent-style-name="Standard">
      <style:paragraph-properties fo:margin-left="1.27cm" fo:margin-right="0cm" fo:hyphenation-ladder-count="no-limit" fo:text-indent="0cm" style:auto-text-indent="false"/>
      <style:text-properties style:font-name="Calibri" fo:hyphenate="false" fo:hyphenation-remain-char-count="2" fo:hyphenation-push-char-count="2"/>
    </style:style>
    <style:style style:name="P83" style:family="paragraph" style:parent-style-name="Heading_20_1">
      <style:paragraph-properties fo:margin-top="0cm" fo:margin-bottom="0.212cm">
        <style:tab-stops>
          <style:tab-stop style:position="1.27cm"/>
        </style:tab-stops>
      </style:paragraph-properties>
    </style:style>
    <style:style style:name="P84" style:family="paragraph" style:parent-style-name="Heading_20_1">
      <style:paragraph-properties fo:margin-top="0cm" fo:margin-bottom="0.212cm">
        <style:tab-stops>
          <style:tab-stop style:position="1.27cm"/>
        </style:tab-stops>
      </style:paragraph-properties>
      <style:text-properties fo:color="#000000" fo:font-size="10pt" style:text-underline-style="solid" style:text-underline-width="auto" style:text-underline-color="font-color" style:font-size-asian="10pt" style:font-size-complex="10pt"/>
    </style:style>
    <style:style style:name="P85" style:family="paragraph" style:parent-style-name="Heading_20_1">
      <style:paragraph-properties fo:margin-top="0cm" fo:margin-bottom="0.212cm" fo:text-align="start" style:justify-single-word="false">
        <style:tab-stops>
          <style:tab-stop style:position="1.27cm"/>
        </style:tab-stops>
      </style:paragraph-properties>
    </style:style>
    <style:style style:name="P86" style:family="paragraph" style:parent-style-name="Heading_20_1">
      <style:paragraph-properties fo:margin-top="0cm" fo:margin-bottom="0.212cm">
        <style:tab-stops>
          <style:tab-stop style:position="1.27cm"/>
        </style:tab-stops>
      </style:paragraph-properties>
      <style:text-properties style:font-name="Times New Roman" fo:font-size="10pt" style:text-underline-style="solid" style:text-underline-width="auto" style:text-underline-color="font-color" style:font-size-asian="10pt" style:font-size-complex="10pt"/>
    </style:style>
    <style:style style:name="P87" style:family="paragraph" style:parent-style-name="Heading_20_9">
      <style:text-properties style:font-name="Times New Roman" fo:font-size="10pt" style:font-size-asian="10pt" style:font-size-complex="10pt"/>
    </style:style>
    <style:style style:name="P88" style:family="paragraph" style:parent-style-name="Head_20_3" style:list-style-name="WW8Num2">
      <style:paragraph-properties fo:margin-top="0cm" fo:margin-bottom="0.635cm" fo:text-align="start" style:justify-single-word="false"/>
      <style:text-properties style:font-name="Times New Roman" fo:font-size="10pt" style:text-underline-style="none" style:font-size-asian="10pt" style:font-name-complex="Times New Roman"/>
    </style:style>
    <style:style style:name="P89" style:family="paragraph" style:parent-style-name="Head_20_3">
      <style:paragraph-properties fo:margin-top="0cm" fo:margin-bottom="0.635cm" fo:text-align="start" style:justify-single-word="false"/>
      <style:text-properties style:font-name="Times New Roman" fo:font-size="10pt" fo:language="en" fo:country="none" style:text-underline-style="none" style:font-size-asian="10pt" style:font-name-complex="Times New Roman" style:font-size-complex="10pt" style:font-weight-complex="normal"/>
    </style:style>
    <style:style style:name="P90" style:family="paragraph" style:parent-style-name="Head_20_3" style:list-style-name="WW8Num2">
      <style:paragraph-properties fo:margin-left="1.27cm" fo:margin-right="0cm" fo:margin-top="0cm" fo:margin-bottom="0cm" fo:text-align="start" style:justify-single-word="false" fo:text-indent="-0.635cm" style:auto-text-indent="false">
        <style:tab-stops>
          <style:tab-stop style:position="1.27cm"/>
        </style:tab-stops>
      </style:paragraph-properties>
      <style:text-properties style:font-name="Times New Roman" fo:font-size="10pt" style:font-size-asian="10pt" style:font-size-complex="10pt"/>
    </style:style>
    <style:style style:name="P91" style:family="paragraph" style:parent-style-name="Head_20_3" style:list-style-name="WW8Num2">
      <style:paragraph-properties fo:margin-left="1.27cm" fo:margin-right="0cm" fo:margin-top="0cm" fo:margin-bottom="0cm" fo:text-align="start" style:justify-single-word="false" fo:text-indent="-0.635cm" style:auto-text-indent="false">
        <style:tab-stops>
          <style:tab-stop style:position="1.27cm"/>
        </style:tab-stops>
      </style:paragraph-properties>
      <style:text-properties style:font-name="Times New Roman" fo:font-size="10pt" style:text-underline-style="none" fo:font-weight="normal" style:font-size-asian="10pt" style:font-weight-asian="normal" style:font-name-complex="Calibri" style:font-size-complex="10pt"/>
    </style:style>
    <style:style style:name="P92" style:family="paragraph" style:parent-style-name="Head_20_3" style:list-style-name="WW8Num2">
      <style:paragraph-properties fo:margin-left="1.27cm" fo:margin-right="0cm" fo:margin-top="0cm" fo:margin-bottom="0cm" fo:text-align="start" style:justify-single-word="false" fo:text-indent="-0.635cm" style:auto-text-indent="false">
        <style:tab-stops>
          <style:tab-stop style:position="1.27cm"/>
        </style:tab-stops>
      </style:paragraph-properties>
      <style:text-properties style:font-name="Times New Roman" fo:font-size="10pt" style:text-underline-style="none" fo:font-weight="normal" style:font-name-asian="Batang1" style:font-size-asian="10pt" style:font-weight-asian="normal" style:font-name-complex="Calibri1" style:font-size-complex="10pt"/>
    </style:style>
    <style:style style:name="P93" style:family="paragraph" style:parent-style-name="Head_20_3" style:list-style-name="WW8Num6">
      <style:paragraph-properties fo:margin-top="0cm" fo:margin-bottom="0cm" fo:text-align="start" style:justify-single-word="false"/>
      <style:text-properties style:font-name="Times New Roman" fo:font-size="10pt" style:text-underline-style="none" fo:font-weight="normal" style:font-size-asian="10pt" style:font-weight-asian="normal" style:font-name-complex="Times New Roman" style:font-size-complex="10pt"/>
    </style:style>
    <style:style style:name="P94" style:family="paragraph" style:parent-style-name="Head_20_3">
      <style:paragraph-properties fo:margin-top="0cm" fo:margin-bottom="0cm" fo:text-align="start" style:justify-single-word="false"/>
      <style:text-properties style:font-name="Times New Roman" fo:font-size="10pt" style:text-underline-style="none" fo:font-weight="normal" style:font-size-asian="10pt" style:font-weight-asian="normal" style:font-name-complex="Times New Roman" style:font-size-complex="10pt" style:font-weight-complex="normal"/>
    </style:style>
    <style:style style:name="P95" style:family="paragraph" style:parent-style-name="Head_20_3">
      <style:paragraph-properties fo:margin-top="0cm" fo:margin-bottom="0cm" fo:text-align="start" style:justify-single-word="false" fo:orphans="0" fo:widows="0">
        <style:tab-stops>
          <style:tab-stop style:position="1.27cm"/>
        </style:tab-stops>
      </style:paragraph-properties>
      <style:text-properties style:font-name="Times New Roman" fo:font-size="10pt" style:text-underline-style="none" fo:font-weight="normal" style:font-size-asian="10pt" style:font-weight-asian="normal" style:font-name-complex="Calibri" style:font-size-complex="10pt" style:font-weight-complex="normal"/>
    </style:style>
    <style:style style:name="P96" style:family="paragraph" style:parent-style-name="Head_20_3">
      <style:paragraph-properties fo:margin-left="0cm" fo:margin-right="0cm" fo:margin-top="0cm" fo:margin-bottom="0cm" fo:text-align="start" style:justify-single-word="false" fo:text-indent="0cm" style:auto-text-indent="false">
        <style:tab-stops>
          <style:tab-stop style:position="1.27cm"/>
        </style:tab-stops>
      </style:paragraph-properties>
      <style:text-properties style:font-name="Times New Roman" fo:font-size="10pt" style:text-underline-style="none" fo:font-weight="normal" style:font-name-asian="Batang1" style:font-size-asian="10pt" style:font-weight-asian="normal" style:font-name-complex="Calibri1" style:font-size-complex="10pt"/>
    </style:style>
    <style:style style:name="P97" style:family="paragraph" style:parent-style-name="Normal_20__28_Web_29_" style:list-style-name="WW8Num24">
      <style:paragraph-properties fo:margin-top="0cm" fo:margin-bottom="0cm"/>
      <style:text-properties style:font-name="Times New Roman" fo:font-size="10pt" fo:language="en" fo:country="none" style:font-size-asian="10pt" style:font-size-complex="10pt"/>
    </style:style>
    <style:style style:name="P98" style:family="paragraph">
      <style:paragraph-properties fo:text-align="center" style:writing-mode="lr-tb"/>
    </style:style>
    <style:style style:name="T1" style:family="text">
      <style:text-properties fo:font-size="10pt" fo:font-weight="bold" style:font-size-asian="10pt" style:font-weight-asian="bold" style:font-size-complex="10pt"/>
    </style:style>
    <style:style style:name="T2" style:family="text">
      <style:text-properties style:font-name="Verdana" fo:font-size="10pt" style:font-size-asian="10pt" style:font-name-complex="Verdana" style:font-size-complex="10pt"/>
    </style:style>
    <style:style style:name="T3" style:family="text">
      <style:text-properties style:font-size-complex="10pt"/>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style>
    <style:style style:name="T6" style:family="text">
      <style:text-properties fo:font-size="9pt" fo:font-weight="bold" style:font-size-asian="9pt" style:font-weight-asian="bold" style:font-size-complex="9pt" style:font-weight-complex="bold"/>
    </style:style>
    <style:style style:name="T7" style:family="text">
      <style:text-properties fo:font-size="9pt" style:text-underline-style="none" fo:font-weight="bold" style:font-size-asian="9pt" style:font-weight-asian="bold" style:font-size-complex="9pt" style:font-weight-complex="bold"/>
    </style:style>
    <style:style style:name="T8" style:family="text">
      <style:text-properties fo:font-size="9pt" fo:language="en" fo:country="GB" fo:font-weight="normal" style:font-size-asian="9pt" style:font-weight-asian="normal" style:font-name-complex="Calibri1" style:font-size-complex="9pt"/>
    </style:style>
    <style:style style:name="T9" style:family="text">
      <style:text-properties fo:color="#000000"/>
    </style:style>
    <style:style style:name="T10" style:family="text">
      <style:text-properties fo:color="#000000" fo:font-size="9pt" style:font-size-asian="9pt" style:font-size-complex="9pt"/>
    </style:style>
    <style:style style:name="T11" style:family="text">
      <style:text-properties fo:color="#000000" fo:font-size="10pt" style:font-size-asian="10pt" style:font-size-complex="10pt"/>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fo:font-weight="bold" style:font-size-asian="10pt" style:font-weight-asian="bold" style:font-size-complex="10pt" style:font-weight-complex="bold"/>
    </style:style>
    <style:style style:name="T14" style:family="text">
      <style:text-properties fo:color="#000000" fo:font-weight="bold" style:font-weight-asian="bold"/>
    </style:style>
    <style:style style:name="T15" style:family="text">
      <style:text-properties fo:color="#000000" fo:font-weight="bold" style:font-weight-asian="bold" style:font-weight-complex="bold"/>
    </style:style>
    <style:style style:name="T16" style:family="text">
      <style:text-properties fo:color="#000000" fo:font-weight="bold" style:font-weight-asian="bold" style:font-name-complex="Times New Roman"/>
    </style:style>
    <style:style style:name="T17" style:family="text">
      <style:text-properties fo:color="#000000" fo:font-weight="bold" style:font-name-asian="Batang" style:font-weight-asian="bold"/>
    </style:style>
    <style:style style:name="T18" style:family="text">
      <style:text-properties fo:color="#000000" fo:font-weight="bold" style:font-name-asian="Batang" style:font-weight-asian="bold" style:font-weight-complex="bold"/>
    </style:style>
    <style:style style:name="T19" style:family="text">
      <style:text-properties fo:color="#000000" style:font-weight-complex="bold"/>
    </style:style>
    <style:style style:name="T20" style:family="text">
      <style:text-properties fo:color="#000000" style:letter-kerning="true" style:font-name-asian="Calibri1" style:font-name-complex="Calibri"/>
    </style:style>
    <style:style style:name="T21" style:family="text">
      <style:text-properties fo:color="#000000" fo:language="en" fo:country="none" style:text-underline-style="none" fo:font-weight="normal" style:font-weight-asian="normal" style:font-name-complex="Times New Roman" style:font-weight-complex="normal"/>
    </style:style>
    <style:style style:name="T22" style:family="text">
      <style:text-properties fo:color="#000000" style:text-underline-style="none" fo:font-weight="normal" style:font-weight-asian="normal" style:font-name-complex="Times New Roman" style:font-weight-complex="normal"/>
    </style:style>
    <style:style style:name="T23" style:family="text">
      <style:text-properties fo:color="#000000" style:font-name-asian="Batang"/>
    </style:style>
    <style:style style:name="T24" style:family="text">
      <style:text-properties fo:color="#000000" style:font-name-asian="Batang" style:font-weight-complex="bold"/>
    </style:style>
    <style:style style:name="T25" style:family="text">
      <style:text-properties fo:color="#000000" style:font-name-complex="Times New Roman"/>
    </style:style>
    <style:style style:name="T26" style:family="text">
      <style:text-properties fo:font-weight="bold" style:font-weight-asian="bold"/>
    </style:style>
    <style:style style:name="T27" style:family="text">
      <style:text-properties fo:font-weight="bold" style:font-weight-asian="bold" style:font-name-complex="Calibri1"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name-complex="Calibri"/>
    </style:style>
    <style:style style:name="T30" style:family="text">
      <style:text-properties fo:font-weight="bold" style:font-name-asian="Batang" style:font-weight-asian="bold"/>
    </style:style>
    <style:style style:name="T31" style:family="text">
      <style:text-properties fo:font-weight="bold" style:font-name-asian="Batang" style:language-asian="ko" style:country-asian="KR" style:font-weight-asian="bold" style:font-name-complex="Calibri1" style:font-weight-complex="bold"/>
    </style:style>
    <style:style style:name="T32" style:family="text">
      <style:text-properties fo:font-weight="bold" style:font-name-asian="Batang1" style:font-weight-asian="bold" style:font-name-complex="Calibri1"/>
    </style:style>
    <style:style style:name="T33" style:family="text">
      <style:text-properties style:font-weight-complex="bold"/>
    </style:style>
    <style:style style:name="T34" style:family="text">
      <style:text-properties style:font-name-asian="Batang"/>
    </style:style>
    <style:style style:name="T35" style:family="text">
      <style:text-properties style:font-name-asian="Batang" style:language-asian="ko" style:country-asian="KR"/>
    </style:style>
    <style:style style:name="T36" style:family="text">
      <style:text-properties style:font-name-asian="Batang" style:language-asian="ko" style:country-asian="KR" style:font-name-complex="Calibri1"/>
    </style:style>
    <style:style style:name="T37" style:family="text">
      <style:text-properties style:text-underline-style="none"/>
    </style:style>
    <style:style style:name="T38" style:family="text">
      <style:text-properties style:text-underline-style="none" fo:font-weight="normal" style:font-weight-asian="normal" style:font-name-complex="Calibri"/>
    </style:style>
    <style:style style:name="T39" style:family="text">
      <style:text-properties style:text-underline-style="none" fo:font-weight="normal" style:font-weight-asian="normal" style:font-name-complex="Calibri" style:font-weight-complex="normal"/>
    </style:style>
    <style:style style:name="T40" style:family="text">
      <style:text-properties style:text-underline-style="none" fo:font-weight="bold" style:font-weight-asian="bold" style:font-name-complex="Calibri" style:font-weight-complex="bold"/>
    </style:style>
    <style:style style:name="T41" style:family="text">
      <style:text-properties style:text-underline-style="none" fo:font-weight="bold" style:font-weight-asian="bold" style:font-name-complex="Calibri1" style:font-weight-complex="bold"/>
    </style:style>
    <style:style style:name="T42" style:family="text">
      <style:text-properties style:text-underline-style="none" style:font-name-complex="Calibri1"/>
    </style:style>
    <style:style style:name="T43" style:family="text">
      <style:text-properties style:font-name="Times New Roman" fo:font-size="10pt" fo:font-weight="bold" style:font-size-asian="10pt" style:font-weight-asian="bold" style:font-size-complex="10pt"/>
    </style:style>
    <style:style style:name="T44" style:family="text">
      <style:text-properties style:font-name="Times New Roman" fo:font-size="10pt" fo:font-weight="bold" style:font-size-asian="10pt" style:font-weight-asian="bold" style:font-name-complex="Times New Roman" style:font-size-complex="10pt"/>
    </style:style>
    <style:style style:name="T45" style:family="text">
      <style:text-properties style:font-name="Times New Roman" fo:font-size="10pt" style:font-size-asian="10pt" style:font-name-complex="Times New Roman" style:font-size-complex="10pt"/>
    </style:style>
    <style:style style:name="T46" style:family="text">
      <style:text-properties style:font-name="Times New Roman" fo:font-size="10pt" style:font-size-asian="10pt" style:font-name-complex="Times New Roman" style:font-size-complex="10pt" style:font-weight-complex="bold"/>
    </style:style>
    <style:style style:name="T47" style:family="text">
      <style:text-properties style:font-name="Times New Roman" fo:font-size="10pt" style:font-size-asian="10pt" style:font-size-complex="10pt"/>
    </style:style>
    <style:style style:name="T48" style:family="text">
      <style:text-properties style:font-name="Times New Roman" fo:font-size="10pt" style:font-size-asian="10pt" style:font-size-complex="10pt" style:font-weight-complex="bold"/>
    </style:style>
    <style:style style:name="T49" style:family="text">
      <style:text-properties style:font-name="Times New Roman" fo:font-size="10pt" style:text-underline-style="none" style:font-size-asian="10pt" style:font-name-complex="Times New Roman" style:font-size-complex="10pt"/>
    </style:style>
    <style:style style:name="T50" style:family="text">
      <style:text-properties style:font-name="Times New Roman" fo:font-size="10pt" fo:language="en" fo:country="none" style:font-size-asian="10pt" style:font-size-complex="10pt"/>
    </style:style>
    <style:style style:name="T51" style:family="text">
      <style:text-properties style:font-name="Times New Roman" fo:font-size="10pt" fo:language="en" fo:country="none" style:font-size-asian="10pt" style:font-size-complex="10pt" style:font-weight-complex="bold"/>
    </style:style>
    <style:style style:name="T52" style:family="text">
      <style:text-properties style:font-name="Times New Roman" fo:font-size="10pt" fo:language="en" fo:country="none" fo:font-weight="bold" style:font-size-asian="10pt" style:font-weight-asian="bold" style:font-size-complex="10pt" style:font-weight-complex="bold"/>
    </style:style>
    <style:style style:name="T53" style:family="text">
      <style:text-properties fo:color="#3366ff"/>
    </style:style>
    <style:style style:name="T54" style:family="text">
      <style:text-properties fo:color="#3366ff" style:font-name-complex="Calibri"/>
    </style:style>
    <style:style style:name="T55" style:family="text">
      <style:text-properties fo:color="#3366ff" fo:font-weight="bold" style:font-weight-asian="bold"/>
    </style:style>
    <style:style style:name="T56" style:family="text">
      <style:text-properties fo:color="#3366ff" fo:font-weight="bold" style:font-weight-asian="bold" style:font-name-complex="Calibri"/>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style:font-name-complex="Calibri1"/>
    </style:style>
    <style:style style:name="T59" style:family="text">
      <style:text-properties style:font-name-complex="Symbol2"/>
    </style:style>
    <style:style style:name="T60" style:family="text">
      <style:text-properties style:font-name-asian="Batang1" style:font-name-complex="Calibri1"/>
    </style:style>
    <style:style style:name="T61" style:family="text">
      <style:text-properties fo:color="#222222" style:text-underline-style="none" fo:font-weight="normal" style:font-weight-asian="normal" style:font-name-complex="Calibri"/>
    </style:style>
    <style:style style:name="T62" style:family="text">
      <style:text-properties style:font-name-complex="Calibri"/>
    </style:style>
    <style:style style:name="gr1" style:family="graphic">
      <style:graphic-properties draw:stroke="solid" svg:stroke-width="0.15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Standard"><text:bookmark text:name="resume"/><text:span text:style-name="T2"> </text:span><text:span text:style-name="whitebold1">RESUME</text:span></text:p>
          </table:table-cell>
        </table:table-row>
      </table:table>
      <text:h text:style-name="P83" text:outline-level="1"><text:span text:style-name="T3"><text:tab/></text:span><text:span text:style-name="T4"><text:tab/><text:tab/><text:tab/><text:tab/><text:tab/><text:tab/><text:tab/></text:span></text:h>
      <text:h text:style-name="P84" text:outline-level="1"/>
      <text:h text:style-name="P85" text:outline-level="1"><text:span text:style-name="T11">MR. SURESHA H.O<text:tab/><text:tab/><text:tab/><text:tab/><text:tab/><text:tab/><text:tab/><text:tab/><text:tab/><text:tab/><text:tab/><text:tab/><text:tab/><text:tab/><text:tab/><text:tab/><text:tab/><text:tab/><text:tab/><text:tab/><text:tab/></text:span></text:h>
      <text:p text:style-name="Standard"><text:span text:style-name="T1">Email ID:</text:span> <text:s/><text:a xlink:type="simple" xlink:href="mailto:suresha.ho@gmail.com" text:style-name="Internet_20_link" text:visited-style-name="Visited_20_Internet_20_Link"><text:span text:style-name="Internet_20_link"><text:span text:style-name="T1">suresha.ho@gmail.com</text:span></text:span></text:a></text:p>
      <text:p text:style-name="P14"><text:tab/><text:tab/><text:tab/><text:tab/><text:tab/><text:tab/><text:tab/></text:p>
      <text:p text:style-name="P15"><text:span text:style-name="T1">Ph no: 9739756660<text:tab/></text:span><text:span text:style-name="T5"><text:tab/><text:tab/><text:tab/><text:tab/><text:tab/><text:tab/><text:tab/></text:span></text:p>
      <text:p text:style-name="P16"/>
      <text:p text:style-name="P36"><draw:line text:anchor-type="char" draw:z-index="0" draw:style-name="gr1" draw:text-style-name="P98" svg:x1="0cm" svg:y1="0.106cm" svg:x2="16.51cm" svg:y2="0.106cm"><text:p/></draw:line></text:p>
      <text:p text:style-name="P18">Career Objective:</text:p>
      <text:p text:style-name="P18"/>
      <text:p text:style-name="P39"><text:span text:style-name="T8">A result oriented professional with total 12+ years of experience in Network Testing, and Cloud technology</text:span></text:p>
      <text:p text:style-name="Standard"/>
      <text:p text:style-name="P37"><text:span text:style-name="T4"><text:tab/></text:span><text:span text:style-name="T7">Professional Experience:</text:span></text:p>
      <text:p text:style-name="P40"/>
      <text:list xml:id="list3061666460918478825" text:style-name="WW8Num21">
        <text:list-item>
          <text:p text:style-name="P66">Currently working as a Assistant consultant in TCS from Aug-2014 to till date</text:p>
        </text:list-item>
      </text:list>
      <text:list xml:id="list1241405518973048941" text:style-name="WW8Num13">
        <text:list-item>
          <text:p text:style-name="P67">Worked as a Module lead in Wipro Technology since from June 2012 to August 2014</text:p>
        </text:list-item>
        <text:list-item>
          <text:p text:style-name="P68"><text:span text:style-name="T4">Worked as a</text:span><text:span text:style-name="T5"> </text:span><text:span text:style-name="T4">senior</text:span><text:span text:style-name="T5"> </text:span><text:span text:style-name="T4">software Engineer</text:span><text:span text:style-name="T5"> </text:span><text:span text:style-name="T4">at</text:span><text:span text:style-name="T5"> </text:span><text:span text:style-name="T4">HCL Technologies Bangalore from December 2010 to June 2012</text:span></text:p>
        </text:list-item>
        <text:list-item>
          <text:p text:style-name="P68"><text:span text:style-name="T4">Worked as a</text:span><text:span text:style-name="T5"> </text:span><text:span text:style-name="T4">software Engineer</text:span><text:span text:style-name="T5"> </text:span><text:span text:style-name="T4">at</text:span><text:span text:style-name="T5"> </text:span><text:span text:style-name="T4">Tech Mahindra Ltd Bangalore from October 2006 to November 2010.</text:span></text:p>
        </text:list-item>
        <text:list-item>
          <text:p text:style-name="P68"><text:span text:style-name="T4">Worked as a <text:s/>Project trainee</text:span><text:span text:style-name="T5"> </text:span><text:span text:style-name="T4">at</text:span><text:span text:style-name="T5"> </text:span><text:span text:style-name="T4">Grace System Technology Labs India Pvt Ltd</text:span><text:span text:style-name="T5"> </text:span><text:span text:style-name="T10">from </text:span><text:span text:style-name="T4">December <text:s/>2004 to July <text:s/>2005 in the field of Linux Device Driver</text:span></text:p>
        </text:list-item>
      </text:list>
      <text:p text:style-name="P41"/>
      <text:p text:style-name="P35"><text:span text:style-name="T6">Professional <text:s/>Experience Summary</text:span><text:span text:style-name="T6">:</text:span></text:p>
      <text:p text:style-name="P22"/>
      <text:p text:style-name="P24"><text:span text:style-name="T59">1) </text:span><text:span text:style-name="T58">Experience in </text:span><text:span text:style-name="T27">Virtualization Technology</text:span><text:span text:style-name="T58">,</text:span><text:span text:style-name="T38">Involved in customer Deployment of </text:span><text:span text:style-name="T40">SDN controller</text:span><text:span text:style-name="T38"> for CBA environment, Manually and using</text:span><text:span text:style-name="T40"> PXE</text:span></text:p>
      <text:p text:style-name="P53"><text:span text:style-name="T38">3) Involved in Deploying <text:s/></text:span><text:span text:style-name="T40">Openstack</text:span><text:span text:style-name="T38"> for Virtual Machines</text:span></text:p>
      <text:p text:style-name="P53"><text:span text:style-name="T38">4) Worked on of </text:span><text:span text:style-name="T40">DevOps</text:span><text:span text:style-name="T38"> Tools like </text:span><text:span text:style-name="T40">GIT,Jenkins,Docker</text:span></text:p>
      <text:p text:style-name="P53"><text:span text:style-name="T38">5) Cloud environment – </text:span><text:span text:style-name="T40">AWS</text:span><text:span text:style-name="T38"> </text:span><text:span text:style-name="T39">[</text:span><text:span text:style-name="T40">EC2,S3, EBS, RDS,VPC, Route53, ELB, Auto Scaling, Cloud Formation, Elastic Beanstalk</text:span><text:span text:style-name="T39">]</text:span></text:p>
      <text:p text:style-name="P47"><text:span text:style-name="T59">6)</text:span><text:span text:style-name="T58">Well versed with Test bed bring up and troubleshooting </text:span><text:span text:style-name="T27">Routers </text:span><text:span text:style-name="T58">and </text:span><text:span text:style-name="T27">Switches</text:span></text:p>
      <text:p text:style-name="P47"><text:span text:style-name="T59">7)</text:span><text:span text:style-name="T58">Experienced Testing Routing protocols Static, </text:span><text:span text:style-name="T27">RIP, OSPF, BGP</text:span></text:p>
      <text:p text:style-name="P47"><text:span text:style-name="T59">8)</text:span><text:span text:style-name="T58">Experienced Testing in Switching protocols: </text:span><text:span text:style-name="T27">VLAN, STP, RSTP</text:span></text:p>
      <text:p text:style-name="P47"><text:span text:style-name="T59">9)</text:span><text:span text:style-name="T58">Traffic Generator: Ixia </text:span><text:span text:style-name="T27">N2X ,STC ,IxNETWORKS.</text:span></text:p>
      <text:p text:style-name="P47"><text:span text:style-name="T59">10) </text:span><text:span text:style-name="T58">Work exposure in the agile and SDLC model.</text:span></text:p>
      <text:p text:style-name="P20"/>
      <text:h text:style-name="P87" text:outline-level="9">TECHNICAL SKILLS</text:h>
      <text:p text:style-name="P82"/>
      <text:list xml:id="list2342528139663444786" text:style-name="WWNum2">
        <text:list-item>
          <text:p text:style-name="P75">Computer Services: <text:span text:style-name="T26">EC2</text:span>.</text:p>
        </text:list-item>
        <text:list-item>
          <text:p text:style-name="P75">Storage Services: <text:span text:style-name="T26">S3</text:span>, <text:span text:style-name="T26">EBS</text:span>, <text:span text:style-name="T26">AWS Storage Gateway</text:span>.</text:p>
        </text:list-item>
        <text:list-item>
          <text:p text:style-name="P75">Database Services: <text:span text:style-name="T26">RDS</text:span>.</text:p>
        </text:list-item>
        <text:list-item>
          <text:p text:style-name="P75">Networking &amp; Content Delivery: <text:span text:style-name="T26">VPC</text:span>, <text:span text:style-name="T26">Route53</text:span>, <text:span text:style-name="T26">ELB</text:span>, <text:span text:style-name="T26">Auto Scaling</text:span>.</text:p>
        </text:list-item>
        <text:list-item>
          <text:p text:style-name="P76">Installation, Configuration and troubleshooting <text:span text:style-name="T26">Active Directory Services</text:span>.</text:p>
        </text:list-item>
        <text:list-item>
          <text:p text:style-name="P81"><text:span text:style-name="T26">User and Group</text:span> management.</text:p>
        </text:list-item>
      </text:list>
      <text:p text:style-name="P95"><text:s text:c="14"/>DevOps Tools<text:tab/><text:tab/><text:tab/>: <text:s/><text:span text:style-name="T28">GIT, Jenkins, Docker</text:span></text:p>
      <text:p text:style-name="P80"><text:span text:style-name="T37"><text:tab/>Operating system <text:s text:c="2"/><text:tab/><text:tab/>: <text:s/></text:span><text:span text:style-name="T41">Windows ,Ubuntu, Linux </text:span></text:p>
      <text:p text:style-name="P54"><text:tab/>Languages <text:tab/><text:tab/><text:tab/>: <text:s/><text:span text:style-name="T28">C</text:span> </text:p>
      <text:p text:style-name="P54"><text:tab/>Scripting<text:tab/><text:tab/><text:tab/>: <text:s/><text:span text:style-name="T28">Perl</text:span></text:p>
      <text:p text:style-name="P32"><text:tab/>Network Testing<text:tab/><text:tab/><text:tab/>: <text:s/><text:span text:style-name="T15">Manual Testing and Automation Testing</text:span></text:p>
      <text:p text:style-name="P32"><text:span text:style-name="T36"><text:tab/>L2/L3 Protocols<text:tab/><text:tab/></text:span><text:span text:style-name="T35"><text:tab/>: <text:s/></text:span><text:span text:style-name="T31">RIP,STP,RSTP, OSPF, BGP,VLAN</text:span></text:p>
      <text:p text:style-name="P30"/>
      <text:p text:style-name="P17"><text:tab/><text:tab/><text:tab/></text:p>
      <text:p text:style-name="P49"><text:tab/><text:tab/><text:tab/><text:tab/>Certifications</text:p>
      <text:list xml:id="list5612302038737154627" text:style-name="WW8Num2">
        <text:list-item>
          <text:p text:style-name="P88"><text:soft-page-break/>Cisco Certified Network Associate(CCNA) </text:p>
        </text:list-item>
      </text:list>
      <text:h text:style-name="P86" text:outline-level="1">ACADEMICS</text:h>
      <text:p text:style-name="P38"/>
      <text:list xml:id="list6254270387225858051" text:style-name="WW8Num12">
        <text:list-item>
          <text:p text:style-name="P77"><text:span text:style-name="T28">M.Tech,</text:span> <text:span text:style-name="T15">Digital Electronics &amp; Communication (DE&amp;C)</text:span><text:span text:style-name="T28"> </text:span>from </text:p>
        </text:list-item>
      </text:list>
      <text:p text:style-name="P27"><text:span text:style-name="T28"><text:s text:c="6"/></text:span>NMAMIT-Nitte. VTU, Belgaum with <text:span text:style-name="T33">First class <text:s text:c="2"/>69.8% in the year 2005</text:span></text:p>
      <text:p text:style-name="P27"/>
      <text:list xml:id="list40748086" text:continue-numbering="true" text:style-name="WW8Num12">
        <text:list-item>
          <text:p text:style-name="P77"><text:span text:style-name="T28">B.E.</text:span><text:span text:style-name="T15"> Instrumentation Technology </text:span><text:span text:style-name="T19">from</text:span></text:p>
        </text:list-item>
      </text:list>
      <text:p text:style-name="P27">B.I.E.T, Davangere, Visveswaraiah Technological University with First<text:span text:style-name="T28"> </text:span><text:span text:style-name="T33">class 62%</text:span> in the year 2003</text:p>
      <text:p text:style-name="P23"/>
      <text:p text:style-name="P25"/>
      <text:p text:style-name="P50"><text:s text:c="69"/>WORK EXPERIENCE</text:p>
      <text:p text:style-name="P51">Ericsson Cloud SDN Controller (CSC)</text:p>
      <text:p text:style-name="P78">The Ericsson Cloud SDN Controller (CSC) provides an extensible platform, for developing and running Cloud SDN application features includes ,A base CSC Linux/Java platform and built-in services, A distributed platform for High Availability (HA) and scalability, Java applications, Representational State Transfer (REST) Application Programming Interface (API).Thrift API. Command Line Interface (CLI) management.</text:p>
      <text:p text:style-name="P79">Environment</text:p>
      <text:p text:style-name="P11"><text:span text:style-name="T29">Hardware<text:tab/><text:tab/>:</text:span><text:span text:style-name="T62"> </text:span><text:span text:style-name="T20">Dell R630</text:span><text:span text:style-name="T62">, </text:span><text:span text:style-name="T20">Tyrone ,</text:span><text:span text:style-name="T62">SE Router</text:span></text:p>
      <text:p text:style-name="P12"><text:span text:style-name="T29">Platform</text:span><text:span text:style-name="T62"><text:tab/><text:tab/>: Linux, CBA</text:span></text:p>
      <text:p text:style-name="P12"><text:span text:style-name="T29">Scripting</text:span><text:span text:style-name="T54"><text:tab/><text:tab/></text:span><text:span text:style-name="T56">:</text:span><text:span text:style-name="T54"> </text:span><text:span text:style-name="T62">Perl scripts, Python</text:span></text:p>
      <text:p text:style-name="P23"><text:span text:style-name="T32">Role</text:span><text:span text:style-name="T60"><text:tab/><text:tab/><text:tab/>: Team Member</text:span></text:p>
      <text:p text:style-name="P48"><text:span text:style-name="T32">Client</text:span><text:span text:style-name="T60"><text:tab/><text:tab/><text:tab/>: Ericsson</text:span></text:p>
      <text:p text:style-name="P56">Responsibility:</text:p>
      <text:list xml:id="list40753864" text:continue-list="list5612302038737154627" text:style-name="WW8Num2">
        <text:list-item>
          <text:p text:style-name="P90"><text:span text:style-name="T38">Involved in customer Deployment of SDN controller for CBA environment, Manually and using PXE (</text:span><text:span text:style-name="T61">Pre eXecution Environment</text:span><text:span text:style-name="T38"> )</text:span></text:p>
        </text:list-item>
        <text:list-item>
          <text:p text:style-name="P91">Involved in Deploying <text:s/>Openstack for Virtual Machines</text:p>
        </text:list-item>
        <text:list-item>
          <text:p text:style-name="P91">Involved in <text:s/>writing automation scripts for different release , Helium, Lithium, Beryllium and Boron</text:p>
        </text:list-item>
        <text:list-item>
          <text:p text:style-name="P91">Having feature knowledge on L3VPN, SNAT, DNAT, ARPING, ITM</text:p>
        </text:list-item>
        <text:list-item>
          <text:p text:style-name="P91">Involved in testing tests cases using manual testing.</text:p>
        </text:list-item>
        <text:list-item>
          <text:p text:style-name="P91">Raising issues <text:s/>(Bug) with all required information using MH Web Tool </text:p>
        </text:list-item>
        <text:list-item>
          <text:p text:style-name="P91">Attending weekly status meeting with customer to discuss weekly execution status</text:p>
        </text:list-item>
      </text:list>
      <text:p text:style-name="P96"/>
      <text:list xml:id="list40756375" text:continue-numbering="true" text:style-name="WW8Num2">
        <text:list-header>
          <text:p text:style-name="P92"/>
        </text:list-header>
      </text:list>
      <text:p text:style-name="P60">System testing for Model 8020 SSR product:</text:p>
      <text:p text:style-name="P58"><text:span text:style-name="T21">SSR 8020, enabling operators to deploy the SSR family in different parts of the network: IP Edge and aggregation.</text:span><text:span text:style-name="T22">The SSR 8020 can perform different functions related to the handling of IP packet data in carrier networks</text:span><text:span text:style-name="T21">.</text:span><text:span text:style-name="T22">The EPG on SSR 8020 enables network operators to meet the requirements of next-generation networks and its Triple Access Core capabilities enable the SSR to service data demand from 2G, 3G and 4G networks simultaneously on the same core network nodes</text:span></text:p>
      <text:p text:style-name="P6">Environment</text:p>
      <text:p text:style-name="P6"/>
      <text:p text:style-name="P11"><text:soft-page-break/><text:span text:style-name="T26">Hardware<text:tab/><text:tab/><text:tab/>:</text:span> SSR8020, SE, CISCO <text:tab/></text:p>
      <text:p text:style-name="P11"><text:span text:style-name="T28">Traffic generator<text:tab/></text:span><text:tab/>: N2X</text:p>
      <text:p text:style-name="P11"><text:span text:style-name="T28">Protocols<text:tab/><text:tab/><text:tab/></text:span>: RIP, OSPF, BGP, MPLS, VRRP</text:p>
      <text:p text:style-name="P12"><text:span text:style-name="T26">Platform</text:span><text:tab/><text:tab/><text:tab/>: Linux</text:p>
      <text:p text:style-name="P12"><text:span text:style-name="T26">Scripting</text:span><text:span text:style-name="T53"><text:tab/><text:tab/><text:tab/></text:span><text:span text:style-name="T55">:</text:span><text:span text:style-name="T53"> </text:span>Perl scripts</text:p>
      <text:p text:style-name="P23"><text:span text:style-name="T30">Role<text:tab/></text:span><text:span text:style-name="T34"><text:tab/><text:tab/><text:tab/>: Team Member</text:span></text:p>
      <text:p text:style-name="P23"><text:span text:style-name="T30">Client</text:span><text:span text:style-name="T34"><text:tab/><text:tab/><text:tab/><text:tab/>: Ericsson</text:span></text:p>
      <text:p text:style-name="P63"/>
      <text:p text:style-name="P31">Responsibility:</text:p>
      <text:p text:style-name="P33"/>
      <text:list xml:id="list267797987868179889" text:style-name="WW8Num6">
        <text:list-item>
          <text:p text:style-name="P93">Involved in <text:s/>executing system regression scripts for different release (12.1, 12.2 ,13.1 and 13.2)</text:p>
        </text:list-item>
        <text:list-item>
          <text:p text:style-name="P93">Involved in migration of scripts from system test team to system regression team</text:p>
        </text:list-item>
        <text:list-item>
          <text:p text:style-name="P93">Involved in script reviews before accepting the script to <text:s/>system regression team</text:p>
        </text:list-item>
        <text:list-item>
          <text:p text:style-name="P93">Raising EV (Bug) with all required information using Etraview Tool and updating script execution results in Tcview </text:p>
        </text:list-item>
        <text:list-item>
          <text:p text:style-name="P93">Attending the weekly status meeting with customer to discuss weekly execution status</text:p>
        </text:list-item>
        <text:list-item>
          <text:p text:style-name="P93">Involved in training the new team member.</text:p>
        </text:list-item>
      </text:list>
      <text:p text:style-name="P43"/>
      <text:p text:style-name="P45">Codenomicon and Mu-dynamics Network layer 2 and layer 3 protocol testing tool</text:p>
      <text:p text:style-name="P44">Codenomicon is a testing tool, it helps software developers, testers and administrators to search and pre-emptively eliminate security-related flaws from the implementations that create the backbone of the modern Internet and communication between the networked devices. The list includes, but is not limited to, routers, switches, firewalls, desktop and server systems, laptops, PDAs, cell phones and other mobile systems, as well as a large number of various embedded systems.</text:p>
      <text:p text:style-name="P1"/>
      <text:p text:style-name="P1">Environment</text:p>
      <text:p text:style-name="P1"/>
      <text:p text:style-name="P12"><text:span text:style-name="T14">Hardware<text:tab/><text:tab/></text:span><text:span text:style-name="T19">:</text:span><text:span text:style-name="T9"> Juniper Router Model Mx and m7i </text:span></text:p>
      <text:p text:style-name="P12"><text:span text:style-name="T14">Scripting</text:span><text:span text:style-name="T9"><text:tab/><text:tab/></text:span><text:span text:style-name="T19">:</text:span><text:span text:style-name="T9"> Perl scripts </text:span></text:p>
      <text:p text:style-name="P23"><text:span text:style-name="T17">Role</text:span><text:span text:style-name="T23"><text:tab/><text:tab/><text:tab/>: individual contributor</text:span></text:p>
      <text:p text:style-name="P23"><text:span text:style-name="T17">Client<text:tab/><text:tab/><text:tab/></text:span><text:span text:style-name="T24">: </text:span><text:span text:style-name="T23">juniper.</text:span></text:p>
      <text:p text:style-name="P23"><text:span text:style-name="T18">Packet Analyzer</text:span><text:span text:style-name="T23"><text:tab/><text:tab/>:</text:span> <text:span text:style-name="T23">wireshark</text:span></text:p>
      <text:p text:style-name="P21"/>
      <text:p text:style-name="P21">Responsibility:</text:p>
      <text:p text:style-name="P19"/>
      <text:list xml:id="list40774347" text:continue-list="list40748086" text:style-name="WW8Num12">
        <text:list-item>
          <text:p text:style-name="P69">Executing the test cases using manual (GUI).</text:p>
        </text:list-item>
        <text:list-item>
          <text:p text:style-name="P69">Executing the test cases using Perl scripts</text:p>
        </text:list-item>
      </text:list>
      <text:list xml:id="list8009224786720493649" text:style-name="WW8Num18">
        <text:list-item>
          <text:p text:style-name="P71"><text:span text:style-name="T12">Modified the perl script for test case execution</text:span><text:span text:style-name="T13"> </text:span></text:p>
        </text:list-item>
        <text:list-item>
          <text:p text:style-name="P70">Used standard report format for submitting bugs</text:p>
        </text:list-item>
        <text:list-item>
          <text:p text:style-name="P70">Bug Reporting-using Gnats bug tracker.</text:p>
        </text:list-item>
      </text:list>
      <text:p text:style-name="P59"/>
      <text:p text:style-name="P60">ATM-Ethernet Inter-working feature for ISC CISCO Network Management System </text:p>
      <text:p text:style-name="P65">Cisco IP Solution Center is a family of intelligent network management applications for planning, provisioning, and troubleshooting MPLS and Carrier Ethernet networks .Cisco IP Next-Generation Network (NGN) Carrier Ethernet Design. <text:s/>The IP NGN Carrier Ethernet Design represents key elements of the Cisco IP NGN architecture that enable a best-in-class implementation for consistent service delivery optimized to meet the specific demands of each service. It is the end-to-end service transport foundation from the network access to the IP/MPLS core. </text:p>
      <text:p text:style-name="P19"/>
      <text:p text:style-name="P6"/>
      <text:p text:style-name="P6"/>
      <text:p text:style-name="P6"/>
      <text:p text:style-name="P6"><text:soft-page-break/>Environment</text:p>
      <text:p text:style-name="P6"/>
      <text:p text:style-name="P12"><text:span text:style-name="T26">Hardware<text:tab/><text:tab/><text:tab/>:</text:span> Cisco 7600 series, </text:p>
      <text:p text:style-name="P12"><text:span text:style-name="T26">Platform</text:span><text:tab/><text:tab/><text:tab/>: Windows</text:p>
      <text:p text:style-name="P12"><text:span text:style-name="T26">Scripting</text:span><text:span text:style-name="T53"><text:tab/><text:tab/><text:tab/></text:span><text:span text:style-name="T55">:</text:span><text:span text:style-name="T53"> </text:span>XML scripts</text:p>
      <text:p text:style-name="P23"><text:span text:style-name="T30">Role</text:span><text:span text:style-name="T34"><text:tab/><text:tab/><text:tab/><text:tab/>: Team Member</text:span></text:p>
      <text:p text:style-name="P23"><text:span text:style-name="T30">Client<text:tab/><text:tab/><text:tab/><text:tab/>: </text:span><text:span text:style-name="T34">CISCO</text:span></text:p>
      <text:p text:style-name="P19"/>
      <text:p text:style-name="P23"><text:span text:style-name="T9"> </text:span><text:span text:style-name="T30">Responsibility:</text:span></text:p>
      <text:p text:style-name="P19"> </text:p>
      <text:list xml:id="list40765633" text:continue-numbering="true" text:style-name="WW8Num18">
        <text:list-item>
          <text:p text:style-name="P70">Executing L2 domain new feature Functional Test plan.</text:p>
        </text:list-item>
        <text:list-item>
          <text:p text:style-name="P70">Prepared Test design &amp; test plan for few new features.</text:p>
        </text:list-item>
        <text:list-item>
          <text:p text:style-name="P70">Working on L2 Domain sustains customer issues.</text:p>
        </text:list-item>
        <text:list-item>
          <text:p text:style-name="P70">Coordinating with Development and QA team.</text:p>
        </text:list-item>
        <text:list-item>
          <text:p text:style-name="P70">Used standard report format for submitting bugs</text:p>
        </text:list-item>
        <text:list-item>
          <text:p text:style-name="P70">Bug Reporting-using Cisco CDETS-bug tracker.</text:p>
        </text:list-item>
      </text:list>
      <text:p text:style-name="P46"/>
      <text:p text:style-name="P46"/>
      <text:p text:style-name="Text_20_body"><text:span text:style-name="T43"><text:s/>Rapid Spanning Tree protocol (</text:span><text:span text:style-name="sc790125"><text:span text:style-name="T44">RSTP) Feature for Transport Service Switch (TSS</text:span></text:span><text:span text:style-name="sc790125"><text:span text:style-name="T45">)</text:span></text:span></text:p>
      <text:p text:style-name="Text_20_body"><text:span text:style-name="sc790125"><text:span text:style-name="T45"/></text:span></text:p>
      <text:p text:style-name="P62"><text:span text:style-name="sc790125"><text:span text:style-name="T45">The Alcatel 1850 Transport Service Switch (TSS) is Alcatel’s new multiservice transport platform able to support any mix of traffic from 100 percent circuits to 100 percent packets. This is achieved by a unique technology-independent (universal) switch, which is capable of switching packets or circuits in their native format and transporting them as they are, optimizing overall network efficiency and ensuring future-proof applicability.</text:span></text:span></text:p>
      <text:p text:style-name="P62"><text:span text:style-name="sc790125"><text:span text:style-name="T45"/></text:span></text:p>
      <text:p text:style-name="P6"/>
      <text:p text:style-name="P6">Environment</text:p>
      <text:p text:style-name="P6"/>
      <text:p text:style-name="P12"><text:span text:style-name="T26">Hardware<text:tab/><text:tab/><text:tab/>:</text:span> Alcatel1850TSS, ANT-20, </text:p>
      <text:p text:style-name="P12"><text:span text:style-name="T26">Platform</text:span><text:tab/><text:tab/><text:tab/>: Windows</text:p>
      <text:p text:style-name="P12"><text:span text:style-name="T26">Scripting</text:span><text:span text:style-name="T53"><text:tab/><text:tab/><text:tab/></text:span><text:span text:style-name="T55">:</text:span><text:span text:style-name="T53"> </text:span>nemo scripts</text:p>
      <text:p text:style-name="P23"><text:span text:style-name="T30">Role<text:tab/></text:span><text:span text:style-name="T34"><text:tab/><text:tab/><text:tab/>: Team Member</text:span></text:p>
      <text:p text:style-name="P23"><text:span text:style-name="T30">Client<text:tab/><text:tab/><text:tab/><text:tab/></text:span><text:span text:style-name="T34">: Alcatel</text:span></text:p>
      <text:p text:style-name="P63"/>
      <text:p text:style-name="P33"/>
      <text:p text:style-name="P31">Responsibility:</text:p>
      <text:p text:style-name="P33"/>
      <text:list xml:id="list40766180" text:continue-list="list267797987868179889" text:style-name="WW8Num6">
        <text:list-item>
          <text:p text:style-name="P93">involved in feature testing </text:p>
        </text:list-item>
        <text:list-item>
          <text:p text:style-name="P93">involved in writing the Nemo scripts </text:p>
        </text:list-item>
        <text:list-item>
          <text:p text:style-name="P93">involved in designing the Test case design documents </text:p>
        </text:list-item>
      </text:list>
      <text:p text:style-name="P55"/>
      <text:p text:style-name="P55"/>
      <text:p text:style-name="Text_20_body"><text:span text:style-name="T43"><text:s/>Open Shortest Path First (</text:span><text:span text:style-name="sc790125"><text:span text:style-name="T44">OSPF) Feature for Transport Service Switch (TSS</text:span></text:span><text:span text:style-name="sc790125"><text:span text:style-name="T45">)</text:span></text:span></text:p>
      <text:p text:style-name="Text_20_body"><text:span text:style-name="sc790125"><text:span text:style-name="T45"/></text:span></text:p>
      <text:p text:style-name="P62"><text:span text:style-name="sc790125"><text:span text:style-name="T45">The Alcatel 1850 Transport Service Switch (TSS) is Alcatel’s new multiservice transport platform able to support any mix of traffic from 100 percent circuits to 100 percent packets. This is achieved by a unique technology-independent (universal) switch, which is capable of switching packets or circuits in their native format and transporting them as they are, optimizing overall network efficiency and ensuring future-proof applicability. </text:span></text:span></text:p>
      <text:p text:style-name="P62"><text:span text:style-name="sc790125"><text:span text:style-name="T45"/></text:span></text:p>
      <text:p text:style-name="P6">Environment</text:p>
      <text:p text:style-name="P6"/>
      <text:p text:style-name="P12"><text:span text:style-name="T26">Hardware<text:tab/><text:tab/><text:tab/>:</text:span> Alcatel1850TSS, ANT-20, </text:p>
      <text:p text:style-name="P12"><text:span text:style-name="T26">Platform</text:span><text:tab/><text:tab/><text:tab/>: Windows</text:p>
      <text:p text:style-name="P12"><text:span text:style-name="T26">Scripting</text:span><text:span text:style-name="T53"><text:tab/><text:tab/><text:tab/></text:span><text:span text:style-name="T55">:</text:span><text:span text:style-name="T53"> </text:span>nemo scripts</text:p>
      <text:p text:style-name="P23"><text:span text:style-name="T30">Role<text:tab/></text:span><text:span text:style-name="T34"><text:tab/><text:tab/><text:tab/>: Team Member</text:span></text:p>
      <text:p text:style-name="P23"><text:span text:style-name="T30">Client<text:tab/></text:span><text:span text:style-name="T34"><text:tab/><text:tab/><text:tab/>: Alcatel</text:span></text:p>
      <text:p text:style-name="P63"><text:soft-page-break/></text:p>
      <text:p text:style-name="P31"/>
      <text:p text:style-name="P31">Responsibility:</text:p>
      <text:p text:style-name="P33"/>
      <text:list xml:id="list40757097" text:continue-numbering="true" text:style-name="WW8Num6">
        <text:list-item>
          <text:p text:style-name="P93">involved in feature testing </text:p>
        </text:list-item>
        <text:list-item>
          <text:p text:style-name="P93">involved in writing the Nemo scripts </text:p>
        </text:list-item>
        <text:list-item>
          <text:p text:style-name="P93">involved in designing the Test case design documents </text:p>
        </text:list-item>
      </text:list>
      <text:p text:style-name="P55"/>
      <text:p text:style-name="P57"><text:span text:style-name="T49"><text:s/></text:span><text:span text:style-name="sc790125"><text:span text:style-name="T49">Facility Protection Switching (FPS) feature for Transport Service Switch (TSS)</text:span></text:span></text:p>
      <text:p text:style-name="P62"><text:span text:style-name="sc790125"><text:span text:style-name="T45">The Alcatel 1850 Transport Service Switch (TSS) is Alcatel’s new multiservice transport platform able to support any mix of traffic from 100 percent circuits to 100 percent packets. This is achieved by a unique technology-independent (universal) switch, which is capable of switching packets or circuits in their native format and transporting them as they are, optimizing overall network efficiency and ensuring future-proof applicability. </text:span></text:span></text:p>
      <text:p text:style-name="P62"><text:span text:style-name="sc790125"><text:span text:style-name="T45"/></text:span></text:p>
      <text:p text:style-name="P62"><text:span text:style-name="sc790125"><text:span text:style-name="T45"/></text:span></text:p>
      <text:p text:style-name="P6">Environment</text:p>
      <text:p text:style-name="P6"/>
      <text:p text:style-name="P12"><text:span text:style-name="T26">Hardware<text:tab/><text:tab/><text:tab/>:</text:span> Alcatel1850TSS, ANT-20, </text:p>
      <text:p text:style-name="P12"><text:span text:style-name="T26">Platform</text:span><text:tab/><text:tab/><text:tab/>: Windows</text:p>
      <text:p text:style-name="P12"><text:span text:style-name="T26">Scripting</text:span><text:span text:style-name="T53"><text:tab/><text:tab/><text:tab/></text:span><text:span text:style-name="T55">:</text:span><text:span text:style-name="T53"> </text:span>nemo scripts</text:p>
      <text:p text:style-name="P23"><text:span text:style-name="T30">Role<text:tab/></text:span><text:span text:style-name="T34"><text:tab/><text:tab/><text:tab/>: Team Member</text:span></text:p>
      <text:p text:style-name="P31"/>
      <text:p text:style-name="P31">Responsibility:</text:p>
      <text:p text:style-name="P33"/>
      <text:list xml:id="list40748101" text:continue-numbering="true" text:style-name="WW8Num6">
        <text:list-item>
          <text:p text:style-name="P93">involved in Unit testing </text:p>
        </text:list-item>
        <text:list-item>
          <text:p text:style-name="P93">involved in feature testing </text:p>
        </text:list-item>
        <text:list-item>
          <text:p text:style-name="P93">involved in writing the Nemo scripts </text:p>
        </text:list-item>
        <text:list-item>
          <text:p text:style-name="P93">involved in designing the Test case design documents </text:p>
        </text:list-item>
      </text:list>
      <text:p text:style-name="P55"/>
      <text:p text:style-name="P5"><text:span text:style-name="sc790125"><text:span text:style-name="T44"/></text:span></text:p>
      <text:p text:style-name="Text_20_body"><text:span text:style-name="sc790125"><text:span text:style-name="T44"><text:s/>Security Feature for Transport Service Switch (TSS)</text:span></text:span></text:p>
      <text:p text:style-name="P9"/>
      <text:p text:style-name="P62"><text:span text:style-name="sc790125"><text:span text:style-name="T45">The Alcatel 1850 Transport Service Switch (TSS) is Alcatel’s new multiservice transport platform able to support any mix of traffic from 100 percent circuits to 100 percent packets. This is achieved by a unique technology-independent (universal) switch, which is capable of switching packets or circuits in their native format and transporting them as they are, optimizing overall network efficiency and ensuring future-proof applicability</text:span></text:span></text:p>
      <text:p text:style-name="P62"><text:span text:style-name="sc790125"><text:span text:style-name="T45"/></text:span></text:p>
      <text:p text:style-name="P6">Environment</text:p>
      <text:p text:style-name="P6"/>
      <text:p text:style-name="P12"><text:span text:style-name="T26">Hardware<text:tab/><text:tab/>:</text:span> Alcatel1850TSS, ANT-20, Optical <text:s/>Attenuator, </text:p>
      <text:p text:style-name="P12"><text:span text:style-name="T26">Platform</text:span><text:tab/><text:tab/>: Windows</text:p>
      <text:p text:style-name="P12"><text:span text:style-name="T26">Scripting</text:span><text:span text:style-name="T53"><text:tab/><text:tab/></text:span><text:span text:style-name="T55">:</text:span><text:span text:style-name="T53"> </text:span>nemo scripts</text:p>
      <text:p text:style-name="P23"><text:span text:style-name="T30">Role</text:span><text:span text:style-name="T34"><text:tab/><text:tab/><text:tab/>: Team Member</text:span></text:p>
      <text:p text:style-name="P64"><text:span text:style-name="T16">Client<text:tab/><text:tab/><text:tab/></text:span><text:span text:style-name="T25">: Alcatel</text:span></text:p>
      <text:p text:style-name="P31">Responsibility:</text:p>
      <text:p text:style-name="P33"/>
      <text:list xml:id="list40748263" text:continue-numbering="true" text:style-name="WW8Num6">
        <text:list-item>
          <text:p text:style-name="P93">involved in Unit testing </text:p>
        </text:list-item>
        <text:list-item>
          <text:p text:style-name="P93">involved in feature testing </text:p>
        </text:list-item>
        <text:list-item>
          <text:p text:style-name="P93">involved in writing the Nemo scripts </text:p>
        </text:list-item>
        <text:list-item>
          <text:p text:style-name="P93">involved in designing the Test case design documents </text:p>
        </text:list-item>
      </text:list>
      <text:p text:style-name="P55"/>
      <text:p text:style-name="P55"/>
      <text:p text:style-name="P89">TAP (Test Access Product) for 21st Century BT Network</text:p>
      <text:p text:style-name="Normal_20__28_Web_29_"><text:soft-page-break/><text:span text:style-name="T50">The </text:span><text:span text:style-name="T51">21st Century Network</text:span><text:span text:style-name="T52"> </text:span><text:span text:style-name="T50">programme is the network transformation project of the UK telecommunications company </text:span><text:a xlink:type="simple" xlink:href="http://en.wikipedia.org/wiki/BT_Group_plc" text:style-name="Internet_20_link" text:visited-style-name="Visited_20_Internet_20_Link"><text:span text:style-name="Internet_20_link"><text:span text:style-name="T50">BT Group plc</text:span></text:span></text:a><text:span text:style-name="T50">. It will see the UK incumbent's telephone network move from the present </text:span><text:a xlink:type="simple" xlink:href="http://en.wikipedia.org/wiki/Public_Switched_Telephone_Network" text:style-name="Internet_20_link" text:visited-style-name="Visited_20_Internet_20_Link"><text:span text:style-name="Internet_20_link"><text:span text:style-name="T50">Public Switched Telephone Network</text:span></text:span></text:a><text:span text:style-name="T50"> (PSTN) to an </text:span><text:a xlink:type="simple" xlink:href="http://en.wikipedia.org/wiki/Internet_Protocol" text:style-name="Internet_20_link" text:visited-style-name="Visited_20_Internet_20_Link"><text:span text:style-name="Internet_20_link"><text:span text:style-name="T50">Internet Protocol</text:span></text:span></text:a><text:span text:style-name="T50"> (IP) system. As well as switching over the PSTN, BT has revealed plans to deliver many additional services over their new network, such as on-demand interactive TV services.</text:span></text:p>
      <text:p text:style-name="P61"/>
      <text:p text:style-name="P31">Responsibility:</text:p>
      <text:p text:style-name="P31"/>
      <text:list xml:id="list5891955207057856741" text:style-name="WW8Num24">
        <text:list-item>
          <text:p text:style-name="P97">Involving in analyzing the requirements for the TAP product</text:p>
        </text:list-item>
        <text:list-item>
          <text:p text:style-name="P97">Involving in identification of impacted components for the requirements of 21CN</text:p>
        </text:list-item>
        <text:list-item>
          <text:p text:style-name="P97">Involved in designing the HLD for the requirement </text:p>
        </text:list-item>
        <text:list-item>
          <text:p text:style-name="P97">Reviewing the design document from development team </text:p>
        </text:list-item>
        <text:list-item>
          <text:p text:style-name="P97">Reviewing the test case design document from the testing team</text:p>
        </text:list-item>
      </text:list>
      <text:p text:style-name="P52"/>
      <text:p text:style-name="P52"/>
      <text:p text:style-name="P10"><text:span text:style-name="T26"><text:s/>Communication Assistance for Law Enforcement Act</text:span> (<text:span text:style-name="T26">CALEA) feature for switch</text:span></text:p>
      <text:p text:style-name="P12"/>
      <text:p text:style-name="P12">Packets switch which acts as CALEA (Communication Assistance for Law Enforcement Act) Server for all Class V packet switch / Application server implementations. It leverages the existing wire line CALEA support to the Law Enforcement Agencies (LEA). The Class V packet switch can accept Call Data via the Application Server interface and Call Content via a forked RTP (Real Time Protocol) streams then map the received Call Data and Call Content to the existing wire line standards which are already supported by the LEAs.</text:p>
      <text:p text:style-name="P12"/>
      <text:p text:style-name="P6">Environment</text:p>
      <text:p text:style-name="P12"><text:span text:style-name="T26">Platform</text:span><text:tab/><text:tab/><text:tab/>: Linux, windows</text:p>
      <text:p text:style-name="P12"><text:span text:style-name="T26">Language</text:span><text:tab/><text:tab/>: C</text:p>
      <text:p text:style-name="P12"><text:span text:style-name="T26">Database</text:span><text:tab/><text:tab/><text:tab/>: Application Domain Object (ADO) proprietary Data base</text:p>
      <text:p text:style-name="P12"><text:span text:style-name="T26">Hardware</text:span><text:tab/><text:tab/>: Class V packet switch of North American Customer</text:p>
      <text:p text:style-name="P12"><text:span text:style-name="T26">Role</text:span><text:tab/><text:tab/><text:tab/>: Team Member</text:p>
      <text:p text:style-name="P12"><text:span text:style-name="T26">Client<text:tab/><text:tab/><text:tab/></text:span>: Tekelec</text:p>
      <text:p text:style-name="P23"/>
      <text:p text:style-name="P23"><text:span text:style-name="T26">Responsibilities:</text:span> </text:p>
      <text:p text:style-name="P29"/>
      <text:list xml:id="list5387162000591673242" text:style-name="WW8Num22">
        <text:list-item>
          <text:p text:style-name="P73">Involved in developing code for implementing command Line Interfaces to allow provisioning and manage assignment of the CALEA Server Support feature.</text:p>
        </text:list-item>
        <text:list-item>
          <text:p text:style-name="P73">Involved in Unit testing and System<text:span text:style-name="T26"> </text:span>Integration testing </text:p>
        </text:list-item>
        <text:list-item>
          <text:p text:style-name="P73">Bug fixes like add subscribe, remove subscriber. etc <text:s text:c="2"/></text:p>
        </text:list-item>
        <text:list-item>
          <text:p text:style-name="P72"><text:span text:style-name="T48">Involved in writing the</text:span><text:span text:style-name="T43"> </text:span><text:span text:style-name="T48">Perl</text:span><text:span text:style-name="T47"> scripts</text:span><text:span text:style-name="T43"> </text:span><text:span text:style-name="T48">for </text:span><text:span text:style-name="sc790125"><text:span text:style-name="T46">CALEA </text:span></text:span><text:span text:style-name="T48">features</text:span></text:p>
        </text:list-item>
        <text:list-item>
          <text:p text:style-name="P73">Actively involved in the Project Go Live tasks during</text:p>
        </text:list-item>
      </text:list>
      <text:p text:style-name="P9"/>
      <text:p text:style-name="P7"><text:s/>Power management feature for Ethernet Card Chipset <text:s/></text:p>
      <text:p text:style-name="P8"/>
      <text:p text:style-name="P3">In this project Driver is written to the Ethernet Network Interface card in such a way that, first it has to probe the device, and has to initialize the device by opening it. The device has been configured to transmit/receive the packets from source system to destination system and power management functions are done on the device using link status change concept. During the normal operation, the transmission and reception of data packets is done without any loss. The transmission of data packets is stopped, when there is change in the status of link either at source system or at destination.</text:p>
      <text:p text:style-name="P4"/>
      <text:p text:style-name="P2">Environment </text:p>
      <text:p text:style-name="P2"/>
      <text:p text:style-name="P13"><text:span text:style-name="T26">Platform</text:span><text:tab/><text:tab/><text:tab/>: Linux </text:p>
      <text:p text:style-name="P13"><text:span text:style-name="T28">Language<text:tab/></text:span><text:span text:style-name="T57"><text:tab/></text:span><text:tab/>: C</text:p>
      <text:p text:style-name="P26"><text:span text:style-name="T30">Tools <text:s text:c="47"/></text:span><text:span text:style-name="T34">: Gcc Compiler</text:span></text:p>
      <text:p text:style-name="P28"><text:span text:style-name="T30">Role <text:s text:c="50"/>:</text:span><text:span text:style-name="T34"> Team Member</text:span></text:p>
      <text:p text:style-name="P34"/>
      <text:p text:style-name="P23"><text:soft-page-break/><text:span text:style-name="T26">Responsibilities:</text:span> </text:p>
      <text:p text:style-name="P29"/>
      <text:list xml:id="list232493832694974465" text:style-name="WW8Num14">
        <text:list-item>
          <text:p text:style-name="P74">Involved in Developing code for the Probe module to detect the attached Ethernet device <text:s/></text:p>
        </text:list-item>
        <text:list-item>
          <text:p text:style-name="P74">Involved in Developing code<text:span text:style-name="T26"> <text:s/></text:span>for transmitter and receiver module to initialize the transmit and receive <text:s/>functions</text:p>
        </text:list-item>
        <text:list-item>
          <text:p text:style-name="P74">Involved Developing code for the power management module using Link Status change concept</text:p>
        </text:list-item>
        <text:list-item>
          <text:p text:style-name="P74">Involved in unit testing for the power management module</text:p>
        </text:list-item>
        <text:list-item>
          <text:p text:style-name="P74">Actively involved in the Project Go Live tasks during</text:p>
        </text:list-item>
      </text:list>
      <text:p text:style-name="P42"/>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Batang" svg:font-family="Batang, 바탕"/>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atang1" svg:font-family="Batang, 바탕" style:font-pitch="variable"/>
    <style:font-face style:name="Calibri1" svg:font-family="Calibri" style:font-pitch="variable"/>
    <style:font-face style:name="HG Mincho Light J" svg:font-family="'HG Mincho Light J', 'Times New Roman'" style:font-pitch="variable"/>
    <style:font-face style:name="Calibri" svg:font-family="Calibri" style:font-family-generic="roman" style:font-pitch="variable"/>
    <style:font-face style:name="Garamond" svg:font-family="Garamond"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cm" fo:keep-with-next="always"/>
      <style:text-properties fo:font-size="11pt" fo:font-weight="bold" style:font-size-asian="11pt"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cm"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4pt" style:font-size-asian="14pt" style:font-weight-complex="bold"/>
    </style:style>
    <style:style style:name="Heading_20_6" style:display-name="Heading 6" style:family="paragraph" style:parent-style-name="Standard" style:next-style-name="Standard" style:default-outline-level="6" style:class="text">
      <style:paragraph-properties fo:margin-top="0cm" fo:margin-bottom="0.212cm" fo:text-align="center" style:justify-single-word="false" fo:keep-with-next="always"/>
      <style:text-properties style:text-underline-style="solid" style:text-underline-width="auto" style:text-underline-color="font-color"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orphans="0" fo:widows="0" fo:keep-with-next="always" style:text-autospace="none"/>
      <style:text-properties style:font-name="Arial" fo:font-size="10pt" fo:font-weight="bold" style:font-size-asian="10pt" style:font-weight-asian="bold" style:font-name-complex="Arial" style:font-size-complex="10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cm" fo:margin-bottom="0.212cm" fo:text-align="center" style:justify-single-word="false" fo:keep-with-next="always"/>
      <style:text-properties fo:font-size="9pt" style:text-underline-style="solid" style:text-underline-width="auto" style:text-underline-color="font-color" fo:font-weight="bold" style:font-size-asian="9pt" style:font-weight-asian="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style:font-size-asian="11pt" style:font-size-complex="10pt"/>
    </style:style>
    <style:style style:name="Title" style:family="paragraph" style:parent-style-name="Standard" style:next-style-name="Subtitle" style:class="chapter">
      <style:paragraph-properties fo:text-align="center" style:justify-single-word="false">
        <style:tab-stops>
          <style:tab-stop style:position="14.446cm"/>
        </style:tab-stops>
      </style:paragraph-properties>
      <style:text-properties fo:font-size="10pt" fo:font-weight="bold" style:font-size-asian="10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text-align="justify" style:justify-single-word="false"/>
      <style:text-properties fo:color="#808080" fo:font-size="11pt" style:font-size-asian="11pt" style:font-size-complex="10pt"/>
    </style:style>
    <style:style style:name="Normal_20__28_Web_29_" style:display-name="Normal (Web)" style:family="paragraph" style:parent-style-name="Standard">
      <style:paragraph-properties fo:margin-top="0.176cm" fo:margin-bottom="0.176cm"/>
      <style:text-properties fo:color="#000000"/>
    </style:style>
    <style:style style:name="Objective" style:family="paragraph" style:parent-style-name="Standard" style:next-style-name="Text_20_body">
      <style:paragraph-properties fo:margin-top="0.106cm" fo:margin-bottom="0.388cm" style:line-height-at-least="0.388cm" fo:text-align="justify" style:justify-single-word="false"/>
      <style:text-properties style:font-name="Garamond" fo:font-size="11pt" style:font-size-asian="11pt" style:font-name-complex="Garamond" style:font-size-complex="10pt"/>
    </style:style>
    <style:style style:name="Achievement" style:family="paragraph" style:parent-style-name="Text_20_body" style:list-style-name="WW8Num16">
      <style:paragraph-properties fo:margin-top="0cm" fo:margin-bottom="0.106cm" style:line-height-at-least="0.423cm" fo:text-align="justify" style:justify-single-word="false"/>
      <style:text-properties style:font-name="Garamond" style:font-name-complex="Garamon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ity_2f_State" style:display-name="City/State" style:family="paragraph" style:parent-style-name="Text_20_body" style:next-style-name="Text_20_body">
      <style:paragraph-properties fo:margin-top="0cm" fo:margin-bottom="0.388cm" style:line-height-at-least="0.388cm" fo:text-align="justify" style:justify-single-word="false" fo:keep-with-next="always"/>
      <style:text-properties style:font-name="Arial" fo:font-size="10pt" fo:letter-spacing="-0.009cm" style:font-size-asian="10pt" style:font-name-complex="Arial" style:font-size-complex="10pt"/>
    </style:style>
    <style:style style:name="Company_20_Name" style:display-name="Company Name" style:family="paragraph" style:parent-style-name="Standard" style:next-style-name="Standard">
      <style:text-properties style:font-name="Arial" fo:font-size="10pt" fo:font-weight="bold" style:font-size-asian="10pt" style:font-weight-asian="bold" style:font-name-complex="Arial" style:font-size-complex="10pt" style:font-weight-complex="bold"/>
    </style:style>
    <style:style style:name="Section_20_Subtitle" style:display-name="Section Subtitle" style:family="paragraph" style:parent-style-name="Standard" style:next-style-name="Standard">
      <style:paragraph-properties fo:margin-top="0.388cm" fo:margin-bottom="0cm" style:line-height-at-least="0.388cm"/>
      <style:text-properties style:font-name="Arial Black" fo:font-size="10pt" fo:font-weight="bold" style:font-size-asian="10pt" style:font-weight-asian="bold" style:font-name-complex="Arial Black" style:font-size-complex="10pt" style:font-weight-complex="bold"/>
    </style:style>
    <style:style style:name="Institution" style:family="paragraph" style:parent-style-name="Standard" style:next-style-name="Standard">
      <style:paragraph-properties fo:margin-top="0.423cm" fo:margin-bottom="0.106cm" style:line-height-at-least="0.388cm">
        <style:tab-stops>
          <style:tab-stop style:position="3.81cm"/>
          <style:tab-stop style:position="11.43cm" style:type="right"/>
        </style:tab-stops>
      </style:paragraph-properties>
      <style:text-properties style:font-name="Arial" fo:font-size="10pt" style:font-size-asian="10pt" style:font-name-complex="Arial"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text-properties style:font-size-complex="10pt"/>
    </style:style>
    <style:style style:name="Block_20_Text" style:display-name="Block Text" style:family="paragraph" style:parent-style-name="Standard">
      <style:paragraph-properties fo:margin-left="3.175cm" fo:margin-right="-2.54cm" fo:margin-top="0.176cm" fo:margin-bottom="14.393cm" fo:line-height="150%" fo:text-align="justify" style:justify-single-word="false" fo:orphans="0" fo:widows="0" fo:hyphenation-ladder-count="no-limit" fo:text-indent="0cm" style:auto-text-indent="false"/>
      <style:text-properties style:font-name-asian="HG Mincho Light J" style:font-size-complex="10pt" fo:hyphenate="false" fo:hyphenation-remain-char-count="2" fo:hyphenation-push-char-count="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SubTitle" style:family="paragraph" style:parent-style-name="Title" style:next-style-name="Standard">
      <style:paragraph-properties fo:margin-left="0.635cm" fo:margin-right="0cm" fo:margin-top="0cm" fo:margin-bottom="1.693cm" fo:text-align="end" style:justify-single-word="false" fo:text-indent="-0.635cm" style:auto-text-indent="false">
        <style:tab-stops/>
      </style:paragraph-properties>
      <style:text-properties style:font-name="Arial" fo:font-size="16pt" style:font-size-asian="16pt" style:font-name-complex="Arial"/>
    </style:style>
    <style:style style:name="Normal2" style:family="paragraph" style:parent-style-name="Standard">
      <style:text-properties fo:font-size="11pt" style:font-size-asian="11pt" style:font-size-complex="10pt"/>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Head_20_3" style:display-name="Head 3" style:family="paragraph" style:parent-style-name="Text_20_body">
      <style:paragraph-properties fo:margin-top="0cm" fo:margin-bottom="0.212cm" fo:text-align="center" style:justify-single-word="false"/>
      <style:text-properties style:font-name="Verdana" fo:font-size="12pt" fo:language="en" fo:country="GB" style:text-underline-style="solid" style:text-underline-width="auto" style:text-underline-color="font-color" fo:font-weight="bold" style:font-size-asian="12pt" style:font-weight-asian="bold" style:font-name-complex="Verdana" style:font-size-complex="10pt" style:font-weight-complex="bold"/>
    </style:style>
    <style:style style:name="Byline" style:family="paragraph" style:parent-style-name="Heading_20_1" style:next-style-name="Standard" style:default-outline-level="" style:list-style-name="">
      <style:paragraph-properties fo:margin-left="0.635cm" fo:margin-right="0cm" fo:margin-top="1.693cm" fo:margin-bottom="0cm" fo:text-align="end" style:justify-single-word="false" fo:keep-together="always" fo:text-indent="-0.635cm" style:auto-text-indent="false" style:text-autospace="none"/>
      <style:text-properties style:font-name="Arial" style:font-name-complex="Arial" style:font-size-complex="11pt" style:font-weight-complex="normal"/>
    </style:style>
    <style:style style:name="Comment_20_Text" style:display-name="Comment Text" style:family="paragraph" style:parent-style-name="Standard">
      <style:paragraph-properties style:text-autospace="none" style:punctuation-wrap="simple" style:vertical-align="baseline"/>
      <style:text-properties style:font-name="Verdana" fo:font-size="10pt" fo:language="en" fo:country="GB" style:font-size-asian="10pt" style:font-name-complex="Verdana" style:font-size-complex="10pt"/>
    </style:style>
    <style:style style:name="Note" style:family="paragraph" style:parent-style-name="Text_20_body" style:list-style-name="WW8Num3">
      <style:paragraph-properties fo:margin-top="0cm" fo:margin-bottom="0.212cm" fo:text-align="justify" style:justify-single-word="false" fo:background-color="#e6e6e6" fo:padding-left="0cm" fo:padding-right="0cm" fo:padding-top="0.035cm" fo:padding-bottom="0.035cm" fo:border-left="none" fo:border-right="none" fo:border-top="0.035cm solid #000000" fo:border-bottom="0.035cm solid #000000">
        <style:background-image/>
      </style:paragraph-properties>
      <style:text-properties style:font-name="Verdana" fo:font-size="10pt" fo:language="en" fo:country="GB" style:font-size-asian="10pt" style:font-name-complex="Verdana"/>
    </style:style>
    <style:style style:name="sp7278694" style:family="paragraph" style:parent-style-name="Standard">
      <style:paragraph-properties style:text-autospace="none"/>
      <style:text-properties style:font-name="Arial" style:font-name-complex="Arial"/>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kn"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 style:font-name-complex="Courier New"/>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size="9pt" style:font-size-asian="9pt" style:font-name-complex="Wingdings" style:font-size-complex="9pt"/>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Wingdings" fo:font-size="9pt" style:font-name-asian="Batang" style:font-size-asian="9pt" style:language-asian="ko" style:country-asian="KR" style:font-name-complex="Wingdings" style:font-size-complex="9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 fo:font-size="10pt" style:font-size-asian="10pt" style:font-name-complex="Symbol" style:font-size-complex="10pt"/>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fo:color="#000000" style:font-name="Wingdings" fo:font-size="9pt" style:font-size-asian="9pt" style:font-name-complex="Wingdings" style:font-size-complex="9pt"/>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Wingdings" fo:font-size="9pt" style:font-size-asian="9pt" style:font-name-complex="Wingdings" style:font-size-complex="9pt"/>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fo:color="#000000"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fo:color="#000000" style:font-name="Symbol" fo:font-size="10pt" style:font-size-asian="10pt" style:font-name-complex="Symbol" style:font-size-complex="9pt"/>
    </style:style>
    <style:style style:name="WW8Num18z1"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size="9pt" style:font-size-asian="9pt" style:font-name-complex="Wingdings" style:font-size-complex="9pt"/>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fo:font-size="9pt" style:font-size-asian="9pt" style:font-name-complex="Wingdings" style:font-size-complex="9pt"/>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5z0" style:family="text">
      <style:text-properties style:font-name="Wingdings" fo:font-size="12pt" fo:font-weight="bold" style:font-name-asian="Times New Roman" style:font-size-asian="12pt" style:font-weight-asian="bold" style:font-name-complex="Wingdings" style:font-size-complex="12pt" style:font-weight-complex="bold"/>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ectionsubheaders1" style:family="text">
      <style:text-properties fo:color="#000000" style:text-line-through-style="none" style:font-name="Arial" fo:font-size="8.5pt" style:text-underline-style="none" fo:font-weight="bold" style:font-size-asian="8.5pt" style:font-weight-asian="bold" style:font-name-complex="Arial" style:font-size-complex="8.5pt" style:font-weight-complex="bold"/>
    </style:style>
    <style:style style:name="Page_20_Number" style:display-name="Page Number" style:family="text" style:parent-style-name="Default_20_Paragraph_20_Font"/>
    <style:style style:name="whitebold1" style:family="text">
      <style:text-properties fo:color="#ffffff" style:font-name="Verdana" fo:font-size="10pt" fo:font-weight="bold" style:font-size-asian="10pt" style:font-weight-asian="bold" style:font-name-complex="Verdana" style:font-size-complex="10pt" style:font-weight-complex="bold"/>
    </style:style>
    <style:style style:name="sc790125" style:family="text">
      <style:text-properties fo:color="#000000" style:font-name="Arial" style:font-name-complex="Arial"/>
    </style:style>
    <style:style style:name="Body_20_Text_20_Char" style:display-name="Body Text Char" style:family="text">
      <style:text-properties fo:font-size="11pt" style:font-size-asian="11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2"/>
      </text:list-level-style-bullet>
      <text:list-level-style-bullet text:level="6" text:style-name="WW8Num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2"/>
      </text:list-level-style-bullet>
      <text:list-level-style-bullet text:level="9" text:style-name="WW8Num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8z1" style:num-format="1" text:start-value="8">
        <style:list-level-properties text:list-level-position-and-space-mode="label-alignment">
          <style:list-level-label-alignment text:label-followed-by="listtab" fo:text-indent="-0.635cm" fo:margin-left="2.54cm"/>
        </style:list-level-properties>
      </text:list-level-style-number>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1.27cm" fo:margin-left="3.175cm" fo:margin-right="2.2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905cm" fo:margin-bottom="2.54cm" fo:margin-left="3.175cm" fo:margin-right="2.2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Page <text:page-number text:select-page="current">7</text:page-number> of <text:page-count style:num-forma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DHUSUDAN</dc:title>
    <meta:initial-creator>madhu</meta:initial-creator>
    <meta:creation-date>2016-12-11T20:47:00</meta:creation-date>
    <dc:date>2019-04-06T20:55:15.45</dc:date>
    <meta:print-date>2006-11-25T18:45:00</meta:print-date>
    <meta:editing-cycles>41</meta:editing-cycles>
    <meta:editing-duration>P2171DT10H41M51S</meta:editing-duration>
    <meta:generator>OpenOffice/4.1.5$Win32 OpenOffice.org_project/415m1$Build-9789</meta:generator>
    <meta:document-statistic meta:table-count="1" meta:image-count="0" meta:object-count="0" meta:page-count="7" meta:paragraph-count="195" meta:word-count="1975" meta:character-count="13233"/>
  </office:meta>
</office:document-meta>
</file>